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Norma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</office:font-face-decls>
  <office:automatic-styles>
    <style:style style:name="Tableau7" style:family="table">
      <style:table-properties style:width="19.001cm" fo:margin-top="0cm" fo:margin-bottom="0cm" table:align="margins" fo:background-color="transparent">
        <style:background-image/>
      </style:table-properties>
    </style:style>
    <style:style style:name="Tableau7.A" style:family="table-column">
      <style:table-column-properties style:column-width="0.908cm" style:rel-column-width="3134*"/>
    </style:style>
    <style:style style:name="Tableau7.B" style:family="table-column">
      <style:table-column-properties style:column-width="1.131cm" style:rel-column-width="3899*"/>
    </style:style>
    <style:style style:name="Tableau7.E" style:family="table-column">
      <style:table-column-properties style:column-width="1.132cm" style:rel-column-width="3906*"/>
    </style:style>
    <style:style style:name="Tableau7.Q" style:family="table-column">
      <style:table-column-properties style:column-width="1.134cm" style:rel-column-width="3909*"/>
    </style:style>
    <style:style style:name="Tableau7.1" style:family="table-row">
      <style:table-row-properties style:min-row-height="0.452cm" fo:background-color="transparent" fo:keep-together="auto">
        <style:background-image/>
      </style:table-row-properties>
    </style:style>
    <style:style style:name="Tableau7.A1" style:family="table-cell">
      <style:table-cell-properties style:vertical-align="bottom" fo:background-color="#cccccc" fo:padding-left="0.049cm" fo:padding-right="0.049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au7.Q1" style:family="table-cell">
      <style:table-cell-properties style:vertical-align="bottom" fo:background-color="#cccccc" fo:padding-left="0.049cm" fo:padding-right="0.049cm" fo:padding-top="0cm" fo:padding-bottom="0cm" fo:border="1pt solid #000000">
        <style:background-image/>
      </style:table-cell-properties>
    </style:style>
    <style:style style:name="Tableau7.A2" style:family="table-cell">
      <style:table-cell-properties style:vertical-align="bottom" fo:background-color="#cccccc" fo:padding-left="0.049cm" fo:padding-right="0.049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leau7.B2" style:family="table-cell">
      <style:table-cell-properties style:vertical-align="bottom" fo:background-color="#ffd8ce" fo:padding-left="0.049cm" fo:padding-right="0.049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leau7.Q2" style:family="table-cell">
      <style:table-cell-properties style:vertical-align="bottom" fo:background-color="#ffd8ce" fo:padding-left="0.049cm" fo:padding-right="0.049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eau7.B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C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D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E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F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G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H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I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J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K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L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M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N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O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P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Q4" style:family="table-cell">
      <style:table-cell-properties style:vertical-align="bottom"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eau7.B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C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D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E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F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G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H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I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J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K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L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M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N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O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P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Q5" style:family="table-cell">
      <style:table-cell-properties style:vertical-align="bottom"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eau7.B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C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D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E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F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G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H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I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J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K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L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M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N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O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P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Q6" style:family="table-cell">
      <style:table-cell-properties style:vertical-align="bottom"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eau7.B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C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D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E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F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G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H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I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J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K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L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M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N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O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P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Q7" style:family="table-cell">
      <style:table-cell-properties style:vertical-align="bottom"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eau7.B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C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D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E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F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G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H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I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J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K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L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M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N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O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P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Q8" style:family="table-cell">
      <style:table-cell-properties style:vertical-align="bottom"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eau7.B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C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D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E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F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G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H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I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J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K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L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M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N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O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7.P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4" style:family="table">
      <style:table-properties style:width="19.001cm" table:align="margins" fo:background-color="transparent">
        <style:background-image/>
      </style:table-properties>
    </style:style>
    <style:style style:name="Tableau4.A" style:family="table-column">
      <style:table-column-properties style:column-width="7.107cm" style:rel-column-width="24511*"/>
    </style:style>
    <style:style style:name="Tableau4.B" style:family="table-column">
      <style:table-column-properties style:column-width="4.591cm" style:rel-column-width="15836*"/>
    </style:style>
    <style:style style:name="Tableau4.C" style:family="table-column">
      <style:table-column-properties style:column-width="7.303cm" style:rel-column-width="25188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padding="0.097cm" fo:border-left="1pt solid #000000" fo:border-right="none" fo:border-top="1pt solid #000000" fo:border-bottom="1pt solid #000000"/>
    </style:style>
    <style:style style:name="Tableau4.C1" style:family="table-cell">
      <style:table-cell-properties fo:padding="0.097cm" fo:border="1pt solid #000000"/>
    </style:style>
    <style:style style:name="Tableau4.A2" style:family="table-cell">
      <style:table-cell-properties fo:padding="0.097cm" fo:border-left="1pt solid #000000" fo:border-right="none" fo:border-top="none" fo:border-bottom="1pt solid #000000"/>
    </style:style>
    <style:style style:name="Tableau4.C2" style:family="table-cell">
      <style:table-cell-properties fo:padding="0.097cm" fo:border-left="1pt solid #000000" fo:border-right="1pt solid #000000" fo:border-top="none" fo:border-bottom="1pt solid #000000"/>
    </style:style>
    <style:style style:name="Tableau5" style:family="table">
      <style:table-properties style:width="19.001cm" fo:margin-top="0cm" fo:margin-bottom="0cm" table:align="margins" fo:background-color="transparent">
        <style:background-image/>
      </style:table-properties>
    </style:style>
    <style:style style:name="Tableau5.A" style:family="table-column">
      <style:table-column-properties style:column-width="0.908cm" style:rel-column-width="3134*"/>
    </style:style>
    <style:style style:name="Tableau5.B" style:family="table-column">
      <style:table-column-properties style:column-width="1.131cm" style:rel-column-width="3899*"/>
    </style:style>
    <style:style style:name="Tableau5.E" style:family="table-column">
      <style:table-column-properties style:column-width="1.132cm" style:rel-column-width="3906*"/>
    </style:style>
    <style:style style:name="Tableau5.Q" style:family="table-column">
      <style:table-column-properties style:column-width="1.134cm" style:rel-column-width="3909*"/>
    </style:style>
    <style:style style:name="Tableau5.1" style:family="table-row">
      <style:table-row-properties style:min-row-height="0.452cm" fo:background-color="transparent" fo:keep-together="auto">
        <style:background-image/>
      </style:table-row-properties>
    </style:style>
    <style:style style:name="Tableau5.A1" style:family="table-cell">
      <style:table-cell-properties style:vertical-align="bottom" fo:background-color="#cccccc" fo:padding-left="0.049cm" fo:padding-right="0.049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au5.Q1" style:family="table-cell">
      <style:table-cell-properties style:vertical-align="bottom" fo:background-color="#cccccc" fo:padding-left="0.049cm" fo:padding-right="0.049cm" fo:padding-top="0cm" fo:padding-bottom="0cm" fo:border="1pt solid #000000">
        <style:background-image/>
      </style:table-cell-properties>
    </style:style>
    <style:style style:name="Tableau5.A2" style:family="table-cell">
      <style:table-cell-properties style:vertical-align="bottom" fo:background-color="#cccccc" fo:padding-left="0.049cm" fo:padding-right="0.049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leau5.B2" style:family="table-cell">
      <style:table-cell-properties style:vertical-align="bottom" fo:background-color="#ffd8ce" fo:padding-left="0.049cm" fo:padding-right="0.049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leau5.Q2" style:family="table-cell">
      <style:table-cell-properties style:vertical-align="bottom" fo:background-color="#ffd8ce" fo:padding-left="0.049cm" fo:padding-right="0.049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eau5.B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C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D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E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F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G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H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I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J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K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L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M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N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O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P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Q4" style:family="table-cell">
      <style:table-cell-properties style:vertical-align="bottom"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eau5.B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C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D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E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F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G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H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I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J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K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L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M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N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O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P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Q5" style:family="table-cell">
      <style:table-cell-properties style:vertical-align="bottom"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eau5.B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C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D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E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F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G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H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I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J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K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L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M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N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O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P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Q6" style:family="table-cell">
      <style:table-cell-properties style:vertical-align="bottom"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eau5.B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C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D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E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F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G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H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I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J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K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L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M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N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O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P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Q7" style:family="table-cell">
      <style:table-cell-properties style:vertical-align="bottom"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eau5.B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C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D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E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F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G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H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I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J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K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L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M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N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O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P8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Q8" style:family="table-cell">
      <style:table-cell-properties style:vertical-align="bottom"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eau5.B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C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D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E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F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G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H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I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J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K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L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M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N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O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P9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B12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C12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D12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E12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F12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G12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H12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I12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J12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K12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L12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M12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N12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O12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P12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Q12" style:family="table-cell">
      <style:table-cell-properties style:vertical-align="bottom"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eau5.B13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C13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D13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E13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F13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G13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H13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I13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J13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K13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L13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M13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N13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O13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P13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Q13" style:family="table-cell">
      <style:table-cell-properties style:vertical-align="bottom"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eau5.B1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C1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D1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E1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F1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G1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H1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I1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J1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K1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L1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M1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N1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O1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P14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Q14" style:family="table-cell">
      <style:table-cell-properties style:vertical-align="bottom"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eau5.B1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C1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D1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E1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F1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G1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H1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I1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J1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K1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L1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M1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N1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O1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P15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Q15" style:family="table-cell">
      <style:table-cell-properties style:vertical-align="bottom"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eau5.B1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C1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D1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E1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F1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G1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H1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I1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J1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K1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L1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M1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N1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O1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P16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Q16" style:family="table-cell">
      <style:table-cell-properties style:vertical-align="bottom"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eau5.B1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C1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D1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E1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F1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G1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H1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I1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J1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K1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L1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M1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N1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O1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P17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5.Q17" style:family="table-cell">
      <style:table-cell-properties style:vertical-align="bottom" fo:padding-left="0.049cm" fo:padding-right="0.049cm" fo:padding-top="0cm" fo:padding-bottom="0cm" fo:border-left="1pt solid #000000" fo:border-right="1pt solid #000000" fo:border-top="none" fo:border-bottom="1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4.706cm" style:rel-column-width="16231*"/>
    </style:style>
    <style:style style:name="Tableau1.B" style:family="table-column">
      <style:table-column-properties style:column-width="14.295cm" style:rel-column-width="49304*"/>
    </style:style>
    <style:style style:name="Tableau1.A1" style:family="table-cell">
      <style:table-cell-properties fo:padding="0.097cm" fo:border-left="1pt solid #000000" fo:border-right="none" fo:border-top="1pt solid #000000" fo:border-bottom="1pt solid #000000"/>
    </style:style>
    <style:style style:name="Tableau1.B1" style:family="table-cell">
      <style:table-cell-properties fo:padding="0.097cm" fo:border="1pt solid #000000"/>
    </style:style>
    <style:style style:name="Tableau1.A2" style:family="table-cell">
      <style:table-cell-properties fo:padding="0.097cm" fo:border-left="1pt solid #000000" fo:border-right="none" fo:border-top="none" fo:border-bottom="1pt solid #000000"/>
    </style:style>
    <style:style style:name="Tableau1.B2" style:family="table-cell">
      <style:table-cell-properties fo:padding="0.097cm" fo:border-left="1pt solid #000000" fo:border-right="1pt solid #000000" fo:border-top="none" fo:border-bottom="1pt solid #000000"/>
    </style:style>
    <style:style style:name="Tableau2" style:family="table">
      <style:table-properties style:width="19.001cm" fo:margin-top="0cm" fo:margin-bottom="0cm" table:align="margins"/>
    </style:style>
    <style:style style:name="Tableau2.A" style:family="table-column">
      <style:table-column-properties style:column-width="2.305cm" style:rel-column-width="7953*"/>
    </style:style>
    <style:style style:name="Tableau2.B" style:family="table-column">
      <style:table-column-properties style:column-width="7.359cm" style:rel-column-width="25380*"/>
    </style:style>
    <style:style style:name="Tableau2.C" style:family="table-column">
      <style:table-column-properties style:column-width="1.545cm" style:rel-column-width="5330*"/>
    </style:style>
    <style:style style:name="Tableau2.D" style:family="table-column">
      <style:table-column-properties style:column-width="7.791cm" style:rel-column-width="26872*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49cm" fo:padding-right="0.049cm" fo:padding-top="0cm" fo:padding-bottom="0cm" fo:border-left="1pt solid #000000" fo:border-right="none" fo:border-top="1pt solid #000000" fo:border-bottom="1pt solid #000000"/>
    </style:style>
    <style:style style:name="Tableau2.D1" style:family="table-cell">
      <style:table-cell-properties style:vertical-align="bottom" fo:padding-left="0.049cm" fo:padding-right="0.049cm" fo:padding-top="0cm" fo:padding-bottom="0cm" fo:border="1pt solid #000000"/>
    </style:style>
    <style:style style:name="Tableau2.A2" style:family="table-cell">
      <style:table-cell-properties style:vertical-align="bottom" fo:padding-left="0.049cm" fo:padding-right="0.049cm" fo:padding-top="0cm" fo:padding-bottom="0cm" fo:border-left="1pt solid #000000" fo:border-right="none" fo:border-top="none" fo:border-bottom="1pt solid #000000"/>
    </style:style>
    <style:style style:name="Tableau2.D2" style:family="table-cell">
      <style:table-cell-properties style:vertical-align="bottom" fo:padding-left="0.049cm" fo:padding-right="0.049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size="11pt" officeooo:paragraph-rsid="00b62f71" style:font-size-asian="11pt" style:font-size-complex="11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1pt" officeooo:paragraph-rsid="00b81f56" style:font-size-asian="11pt" style:font-size-complex="11pt"/>
    </style:style>
    <style:style style:name="P4" style:family="paragraph" style:parent-style-name="Standard">
      <style:text-properties officeooo:paragraph-rsid="00b62f71"/>
    </style:style>
    <style:style style:name="P5" style:family="paragraph" style:parent-style-name="Standard">
      <style:text-properties officeooo:paragraph-rsid="00b81f56"/>
    </style:style>
    <style:style style:name="P6" style:family="paragraph" style:parent-style-name="Text_20_body">
      <style:text-properties officeooo:paragraph-rsid="00b81f56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Courier New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style:font-name="Courier New" officeooo:paragraph-rsid="00c5c7f9"/>
    </style:style>
    <style:style style:name="P10" style:family="paragraph" style:parent-style-name="Table_20_Contents">
      <style:text-properties style:font-name="Courier New" style:font-size-asian="10.5pt"/>
    </style:style>
    <style:style style:name="P11" style:family="paragraph" style:parent-style-name="Table_20_Contents">
      <style:text-properties style:font-name="Courier New" officeooo:rsid="00b655f9" officeooo:paragraph-rsid="00b655f9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Courier New" officeooo:rsid="00bfcaab" officeooo:paragraph-rsid="00c5c7f9" style:font-size-asian="10.5pt"/>
    </style:style>
    <style:style style:name="P13" style:family="paragraph" style:parent-style-name="Table_20_Contents">
      <style:text-properties style:font-size-asian="10.5pt"/>
    </style:style>
    <style:style style:name="P14" style:family="paragraph" style:parent-style-name="Table_20_Contents">
      <style:paragraph-properties fo:text-align="center" style:justify-single-word="false"/>
      <style:text-properties officeooo:rsid="00b655f9" officeooo:paragraph-rsid="00b655f9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style:font-size-asian="10.5pt"/>
    </style:style>
    <style:style style:name="P16" style:family="paragraph" style:parent-style-name="Standard">
      <style:text-properties officeooo:paragraph-rsid="00cc8ef5" style:font-size-asian="10.5pt"/>
    </style:style>
    <style:style style:name="P17" style:family="paragraph" style:parent-style-name="Text_20_body">
      <style:text-properties officeooo:paragraph-rsid="00b5276d"/>
    </style:style>
    <style:style style:name="P18" style:family="paragraph" style:parent-style-name="Text_20_body">
      <loext:graphic-properties draw:fill-gradient-name="gradient" draw:fill-hatch-name="hatch"/>
      <style:paragraph-properties fo:margin-top="0.3cm" fo:margin-bottom="0.25cm" style:contextual-spacing="false"/>
      <style:text-properties officeooo:paragraph-rsid="00b5276d"/>
    </style:style>
    <style:style style:name="P19" style:family="paragraph" style:parent-style-name="Text_20_body">
      <loext:graphic-properties draw:fill-gradient-name="gradient" draw:fill-hatch-name="hatch"/>
      <style:paragraph-properties fo:margin-top="0cm" fo:margin-bottom="0.4cm" style:contextual-spacing="false"/>
      <style:text-properties officeooo:paragraph-rsid="00b5276d"/>
    </style:style>
    <style:style style:name="P20" style:family="paragraph" style:parent-style-name="Text_20_body">
      <style:text-properties officeooo:paragraph-rsid="00b5f289"/>
    </style:style>
    <style:style style:name="P21" style:family="paragraph" style:parent-style-name="Text_20_body">
      <style:text-properties fo:font-weight="bold" officeooo:paragraph-rsid="00b5f289" style:font-weight-asian="bold" style:font-weight-complex="bold"/>
    </style:style>
    <style:style style:name="P22" style:family="paragraph" style:parent-style-name="Text_20_body">
      <style:text-properties fo:font-weight="bold" officeooo:paragraph-rsid="00b655f9" style:font-weight-asian="bold" style:font-weight-complex="bold"/>
    </style:style>
    <style:style style:name="P23" style:family="paragraph" style:parent-style-name="Text_20_body">
      <style:text-properties fo:font-weight="bold" officeooo:paragraph-rsid="00b81f56" style:font-weight-asian="bold" style:font-weight-complex="bold"/>
    </style:style>
    <style:style style:name="P24" style:family="paragraph" style:parent-style-name="Text_20_body">
      <loext:graphic-properties draw:fill-gradient-name="gradient" draw:fill-hatch-name="hatch"/>
      <style:text-properties fo:font-weight="bold" officeooo:paragraph-rsid="00ba03d1" style:font-weight-asian="bold" style:font-weight-complex="bold"/>
    </style:style>
    <style:style style:name="P25" style:family="paragraph" style:parent-style-name="Text_20_body">
      <style:text-properties fo:font-weight="bold" officeooo:rsid="00bb5ce7" officeooo:paragraph-rsid="00bb5ce7" style:font-weight-asian="bold" style:font-weight-complex="bold"/>
    </style:style>
    <style:style style:name="P26" style:family="paragraph" style:parent-style-name="Text_20_body">
      <style:text-properties fo:font-weight="bold" officeooo:paragraph-rsid="00bc9ad4" style:font-weight-asian="bold" style:font-weight-complex="bold"/>
    </style:style>
    <style:style style:name="P27" style:family="paragraph" style:parent-style-name="Text_20_body">
      <style:text-properties officeooo:paragraph-rsid="00b655f9"/>
    </style:style>
    <style:style style:name="P28" style:family="paragraph" style:parent-style-name="Text_20_body">
      <style:text-properties officeooo:paragraph-rsid="00ba03d1"/>
    </style:style>
    <style:style style:name="P29" style:family="paragraph" style:parent-style-name="Text_20_body">
      <style:text-properties officeooo:paragraph-rsid="00ba85da"/>
    </style:style>
    <style:style style:name="P30" style:family="paragraph" style:parent-style-name="Text_20_body">
      <style:text-properties officeooo:paragraph-rsid="00bc9ad4"/>
    </style:style>
    <style:style style:name="P31" style:family="paragraph" style:parent-style-name="Text_20_body">
      <style:text-properties officeooo:rsid="00c0c6e7" officeooo:paragraph-rsid="00c0c6e7"/>
    </style:style>
    <style:style style:name="P32" style:family="paragraph" style:parent-style-name="Text_20_body">
      <loext:graphic-properties draw:fill-gradient-name="gradient" draw:fill-hatch-name="hatch"/>
      <style:paragraph-properties fo:margin-top="0.3cm" fo:margin-bottom="0.6cm" style:contextual-spacing="false" fo:text-align="center" style:justify-single-word="false"/>
      <style:text-properties officeooo:rsid="00bb5ce7" officeooo:paragraph-rsid="00bb5ce7"/>
    </style:style>
    <style:style style:name="P33" style:family="paragraph" style:parent-style-name="Standard">
      <style:text-properties fo:font-size="8pt" style:font-size-asian="7pt" style:font-size-complex="8pt"/>
    </style:style>
    <style:style style:name="P34" style:family="paragraph" style:parent-style-name="Text_20_body">
      <style:text-properties officeooo:paragraph-rsid="00cc0e52"/>
    </style:style>
    <style:style style:name="P35" style:family="paragraph" style:parent-style-name="tfTitre_20_Chapitre">
      <loext:graphic-properties draw:fill-hatch-name="hatch"/>
      <style:paragraph-properties fo:margin-top="0cm" fo:margin-bottom="0.3cm" style:contextual-spacing="false"/>
    </style:style>
    <style:style style:name="P36" style:family="paragraph" style:parent-style-name="Text_20_body" style:list-style-name="tfPuce">
      <loext:graphic-properties draw:fill-gradient-name="gradient" draw:fill-hatch-name="hatch"/>
      <style:paragraph-properties fo:margin-top="0cm" fo:margin-bottom="0cm" style:contextual-spacing="false"/>
      <style:text-properties officeooo:paragraph-rsid="00b655f9"/>
    </style:style>
    <style:style style:name="P37" style:family="paragraph" style:parent-style-name="Text_20_body" style:list-style-name="tfPuce">
      <loext:graphic-properties draw:fill-gradient-name="gradient" draw:fill-hatch-name="hatch"/>
      <style:paragraph-properties fo:margin-top="0cm" fo:margin-bottom="0cm" style:contextual-spacing="false"/>
      <style:text-properties officeooo:paragraph-rsid="00b81f56"/>
    </style:style>
    <style:style style:name="P38" style:family="paragraph" style:parent-style-name="Text_20_body" style:list-style-name="tfPuce">
      <loext:graphic-properties draw:fill-gradient-name="gradient" draw:fill-hatch-name="hatch"/>
      <style:paragraph-properties fo:margin-top="0cm" fo:margin-bottom="0cm" style:contextual-spacing="false"/>
      <style:text-properties officeooo:paragraph-rsid="00cc8ef5"/>
    </style:style>
    <style:style style:name="P39" style:family="paragraph" style:parent-style-name="Text_20_body" style:list-style-name="tfPuce">
      <loext:graphic-properties draw:fill-gradient-name="gradient" draw:fill-hatch-name="hatch"/>
      <style:paragraph-properties fo:margin-top="0cm" fo:margin-bottom="0cm" style:contextual-spacing="false"/>
      <style:text-properties officeooo:paragraph-rsid="00cc0e52"/>
    </style:style>
    <style:style style:name="P40" style:family="paragraph" style:parent-style-name="Text_20_body" style:list-style-name="tfPuce">
      <loext:graphic-properties draw:fill-gradient-name="gradient" draw:fill-hatch-name="hatch"/>
      <style:paragraph-properties fo:margin-top="0cm" fo:margin-bottom="0cm" style:contextual-spacing="false"/>
      <style:text-properties officeooo:paragraph-rsid="00ba85da"/>
    </style:style>
    <style:style style:name="P41" style:family="paragraph" style:parent-style-name="Text_20_body" style:list-style-name="tfPuce">
      <loext:graphic-properties draw:fill-gradient-name="gradient" draw:fill-hatch-name="hatch"/>
      <style:paragraph-properties fo:margin-top="0cm" fo:margin-bottom="0cm" style:contextual-spacing="false"/>
      <style:text-properties officeooo:rsid="00cc0e52" officeooo:paragraph-rsid="00cc0e52"/>
    </style:style>
    <style:style style:name="P42" style:family="paragraph" style:parent-style-name="Text_20_body" style:list-style-name="tfPuce">
      <loext:graphic-properties draw:fill-gradient-name="gradient" draw:fill-hatch-name="hatch"/>
      <style:paragraph-properties fo:margin-top="0cm" fo:margin-bottom="0cm" style:contextual-spacing="false"/>
      <style:text-properties officeooo:rsid="00bc9ad4" officeooo:paragraph-rsid="00bc9ad4"/>
    </style:style>
    <style:style style:name="P43" style:family="paragraph" style:parent-style-name="tfTitre_20_I_29_">
      <style:paragraph-properties fo:break-before="page"/>
    </style:style>
    <style:style style:name="P44" style:family="paragraph">
      <style:paragraph-properties fo:text-align="center"/>
      <style:text-properties style:text-line-through-style="none" style:text-line-through-type="none" style:font-name="Arial3" fo:font-size="12pt" fo:font-style="normal" style:text-underline-style="none"/>
    </style:style>
    <style:style style:name="T1" style:family="text">
      <style:text-properties officeooo:rsid="007c880a"/>
    </style:style>
    <style:style style:name="T2" style:family="text">
      <style:text-properties fo:text-transform="uppercase" style:font-name="Arial" fo:font-size="24pt" fo:font-weight="bold" officeooo:rsid="00b5276d" style:font-size-asian="20pt" style:font-weight-asian="bold" style:font-size-complex="20pt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weight="normal" style:font-weight-asian="normal" style:font-weight-complex="normal"/>
    </style:style>
    <style:style style:name="T5" style:family="text">
      <style:text-properties officeooo:rsid="00b5276d"/>
    </style:style>
    <style:style style:name="T6" style:family="text">
      <style:text-properties officeooo:rsid="00b5f289"/>
    </style:style>
    <style:style style:name="T7" style:family="text">
      <style:text-properties officeooo:rsid="00b62f71"/>
    </style:style>
    <style:style style:name="T8" style:family="text">
      <style:text-properties officeooo:rsid="00b655f9"/>
    </style:style>
    <style:style style:name="T9" style:family="text">
      <style:text-properties officeooo:rsid="00b696c3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b655f9"/>
    </style:style>
    <style:style style:name="T12" style:family="text">
      <style:text-properties officeooo:rsid="00b81f56"/>
    </style:style>
    <style:style style:name="T13" style:family="text">
      <style:text-properties officeooo:rsid="00ba03d1"/>
    </style:style>
    <style:style style:name="T14" style:family="text">
      <style:text-properties officeooo:rsid="00ba85da"/>
    </style:style>
    <style:style style:name="T15" style:family="text">
      <style:text-properties officeooo:rsid="00bb5ce7"/>
    </style:style>
    <style:style style:name="T16" style:family="text">
      <style:text-properties officeooo:rsid="00bc9ad4"/>
    </style:style>
    <style:style style:name="T17" style:family="text">
      <style:text-properties officeooo:rsid="00bd054b"/>
    </style:style>
    <style:style style:name="T18" style:family="text">
      <style:text-properties officeooo:rsid="00beca23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officeooo:rsid="00c20790"/>
    </style:style>
    <style:style style:name="T21" style:family="text">
      <style:text-properties officeooo:rsid="00c4688a"/>
    </style:style>
    <style:style style:name="T22" style:family="text">
      <style:text-properties style:font-name="Arial"/>
    </style:style>
    <style:style style:name="T23" style:family="text">
      <style:text-properties style:font-name="Arial" officeooo:rsid="00181926"/>
    </style:style>
    <style:style style:name="T24" style:family="text">
      <style:text-properties style:font-name="Arial" officeooo:rsid="00c5c7f9"/>
    </style:style>
    <style:style style:name="T25" style:family="text">
      <style:text-properties officeooo:rsid="00c5c7f9"/>
    </style:style>
    <style:style style:name="T26" style:family="text">
      <style:text-properties style:font-name="OpenSymbol1" officeooo:rsid="00c5c7f9" style:font-name-asian="OpenSymbol1" style:font-name-complex="OpenSymbol1"/>
    </style:style>
    <style:style style:name="T27" style:family="text">
      <style:text-properties fo:color="#158466" loext:opacity="100%"/>
    </style:style>
    <style:style style:name="T28" style:family="text">
      <style:text-properties officeooo:rsid="00c85481"/>
    </style:style>
    <style:style style:name="T29" style:family="text">
      <style:text-properties officeooo:rsid="00cc0e52"/>
    </style:style>
    <style:style style:name="T30" style:family="text">
      <style:text-properties style:font-name="Arial4" officeooo:rsid="00cc0e52" style:font-size-asian="10.5pt"/>
    </style:style>
    <style:style style:name="gr1" style:family="graphic">
      <style:graphic-properties draw:textarea-vertical-align="middle" fo:border="solid" style:wrap="run-through" style:number-wrapped-paragraphs="no-limit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Zone de texte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CODER <text:span text:style-name="T1">un </text:span><text:span text:style-name="T2">caractère</text:span><text:span text:style-name="T1"> </text:span>EN BINAIRE</text:p>
      <text:p text:style-name="P18">Pour coder en binaire une chaîne de caractère, ou même un texte entier, on utilise <text:span text:style-name="T5">traditionnellement </text:span>une « page de code », c'est-à-dire un grand tableau qui associe à chacun des caractères que l'on compte utiliser, un numéro unique.</text:p>
      <text:p text:style-name="P17">C<text:span text:style-name="T5">es</text:span> page<text:span text:style-name="T5">s</text:span> de code se sont progressivement standard<text:span text:style-name="T5">isées pour </text:span>permett<text:span text:style-name="T5">re</text:span> les échanges entre ordinateur<text:span text:style-name="T5">s</text:span> de marques <text:span text:style-name="T5">différentes, </text:span>puis de <text:span text:style-name="T5">pays </text:span>différents.</text:p>
      <text:p text:style-name="P19">Nous retiendrons ci-dessous trois étapes majeures de cette standardisation.</text:p>
      <text:list xml:id="list773776857" text:style-name="tfNum_20_I_29_">
        <text:list-item>
          <text:p text:style-name="tfTitre_20_I_29_">La table ASCII</text:p>
        </text:list-item>
      </text:list>
      <text:p text:style-name="P20"><text:span text:style-name="T5">D</text:span>ans les années 1960, <text:span text:style-name="T5">naît</text:span> une première initiative encore aujourd'hui incontournable : La table ASCII <text:span text:style-name="T5">(American Standard Code for Information Interchange).</text:span></text:p>
      <text:p text:style-name="P20"><text:span text:style-name="T6">Cette </text:span>table utilise 7 bits et permets donc de coder 128 caractères <text:span text:style-name="T6">différents :</text:span></text:p>
      <table:table table:name="Tableau7" table:style-name="Tableau7">
        <table:table-column table:style-name="Tableau7.A"/>
        <table:table-column table:style-name="Tableau7.B" table:number-columns-repeated="3"/>
        <table:table-column table:style-name="Tableau7.E"/>
        <table:table-column table:style-name="Tableau7.B" table:number-columns-repeated="11"/>
        <table:table-column table:style-name="Tableau7.Q"/>
        <table:table-row table:style-name="Tableau7.1">
          <table:table-cell table:style-name="Tableau7.A1" office:value-type="string">
            <text:p text:style-name="P2"/>
          </table:table-cell>
          <table:table-cell table:style-name="Tableau7.A1" office:value-type="string">
            <text:p text:style-name="P2">0</text:p>
          </table:table-cell>
          <table:table-cell table:style-name="Tableau7.A1" office:value-type="string">
            <text:p text:style-name="P2">1</text:p>
          </table:table-cell>
          <table:table-cell table:style-name="Tableau7.A1" office:value-type="string">
            <text:p text:style-name="P2">2</text:p>
          </table:table-cell>
          <table:table-cell table:style-name="Tableau7.A1" office:value-type="string">
            <text:p text:style-name="P2">3</text:p>
          </table:table-cell>
          <table:table-cell table:style-name="Tableau7.A1" office:value-type="string">
            <text:p text:style-name="P2">4</text:p>
          </table:table-cell>
          <table:table-cell table:style-name="Tableau7.A1" office:value-type="string">
            <text:p text:style-name="P2">5</text:p>
          </table:table-cell>
          <table:table-cell table:style-name="Tableau7.A1" office:value-type="string">
            <text:p text:style-name="P2">6</text:p>
          </table:table-cell>
          <table:table-cell table:style-name="Tableau7.A1" office:value-type="string">
            <text:p text:style-name="P2">7</text:p>
          </table:table-cell>
          <table:table-cell table:style-name="Tableau7.A1" office:value-type="string">
            <text:p text:style-name="P2">8</text:p>
          </table:table-cell>
          <table:table-cell table:style-name="Tableau7.A1" office:value-type="string">
            <text:p text:style-name="P2">9</text:p>
          </table:table-cell>
          <table:table-cell table:style-name="Tableau7.A1" office:value-type="string">
            <text:p text:style-name="P2">A</text:p>
          </table:table-cell>
          <table:table-cell table:style-name="Tableau7.A1" office:value-type="string">
            <text:p text:style-name="P2">B</text:p>
          </table:table-cell>
          <table:table-cell table:style-name="Tableau7.A1" office:value-type="string">
            <text:p text:style-name="P2">C</text:p>
          </table:table-cell>
          <table:table-cell table:style-name="Tableau7.A1" office:value-type="string">
            <text:p text:style-name="P2">D</text:p>
          </table:table-cell>
          <table:table-cell table:style-name="Tableau7.A1" office:value-type="string">
            <text:p text:style-name="P2">E</text:p>
          </table:table-cell>
          <table:table-cell table:style-name="Tableau7.Q1" office:value-type="string">
            <text:p text:style-name="P2">F</text:p>
          </table:table-cell>
        </table:table-row>
        <table:table-row table:style-name="Tableau7.1">
          <table:table-cell table:style-name="Tableau7.A2" office:value-type="string">
            <text:p text:style-name="P2">0</text:p>
          </table:table-cell>
          <table:table-cell table:style-name="Tableau7.B2" office:value-type="string">
            <text:p text:style-name="P2">NUL</text:p>
          </table:table-cell>
          <table:table-cell table:style-name="Tableau7.B2" office:value-type="string">
            <text:p text:style-name="P2">SOH</text:p>
          </table:table-cell>
          <table:table-cell table:style-name="Tableau7.B2" office:value-type="string">
            <text:p text:style-name="P2">STX</text:p>
          </table:table-cell>
          <table:table-cell table:style-name="Tableau7.B2" office:value-type="string">
            <text:p text:style-name="P2">ETX</text:p>
          </table:table-cell>
          <table:table-cell table:style-name="Tableau7.B2" office:value-type="string">
            <text:p text:style-name="P2">EOT</text:p>
          </table:table-cell>
          <table:table-cell table:style-name="Tableau7.B2" office:value-type="string">
            <text:p text:style-name="P2">ENQ</text:p>
          </table:table-cell>
          <table:table-cell table:style-name="Tableau7.B2" office:value-type="string">
            <text:p text:style-name="P2">ACK</text:p>
          </table:table-cell>
          <table:table-cell table:style-name="Tableau7.B2" office:value-type="string">
            <text:p text:style-name="P2">BEL</text:p>
          </table:table-cell>
          <table:table-cell table:style-name="Tableau7.B2" office:value-type="string">
            <text:p text:style-name="P2">BS</text:p>
          </table:table-cell>
          <table:table-cell table:style-name="Tableau7.B2" office:value-type="string">
            <text:p text:style-name="P2">HT</text:p>
          </table:table-cell>
          <table:table-cell table:style-name="Tableau7.B2" office:value-type="string">
            <text:p text:style-name="P2">LF</text:p>
          </table:table-cell>
          <table:table-cell table:style-name="Tableau7.B2" office:value-type="string">
            <text:p text:style-name="P2">VT</text:p>
          </table:table-cell>
          <table:table-cell table:style-name="Tableau7.B2" office:value-type="string">
            <text:p text:style-name="P2">FF</text:p>
          </table:table-cell>
          <table:table-cell table:style-name="Tableau7.B2" office:value-type="string">
            <text:p text:style-name="P2">CR</text:p>
          </table:table-cell>
          <table:table-cell table:style-name="Tableau7.B2" office:value-type="string">
            <text:p text:style-name="P2">SO</text:p>
          </table:table-cell>
          <table:table-cell table:style-name="Tableau7.Q2" office:value-type="string">
            <text:p text:style-name="P2">SI</text:p>
          </table:table-cell>
        </table:table-row>
        <table:table-row table:style-name="Tableau7.1">
          <table:table-cell table:style-name="Tableau7.A2" office:value-type="string">
            <text:p text:style-name="P2">1</text:p>
          </table:table-cell>
          <table:table-cell table:style-name="Tableau7.B2" office:value-type="string">
            <text:p text:style-name="P2">DLE</text:p>
          </table:table-cell>
          <table:table-cell table:style-name="Tableau7.B2" office:value-type="string">
            <text:p text:style-name="P2">DC1</text:p>
          </table:table-cell>
          <table:table-cell table:style-name="Tableau7.B2" office:value-type="string">
            <text:p text:style-name="P2">DC2</text:p>
          </table:table-cell>
          <table:table-cell table:style-name="Tableau7.B2" office:value-type="string">
            <text:p text:style-name="P2">DC3</text:p>
          </table:table-cell>
          <table:table-cell table:style-name="Tableau7.B2" office:value-type="string">
            <text:p text:style-name="P2">DC4</text:p>
          </table:table-cell>
          <table:table-cell table:style-name="Tableau7.B2" office:value-type="string">
            <text:p text:style-name="P2">NAK</text:p>
          </table:table-cell>
          <table:table-cell table:style-name="Tableau7.B2" office:value-type="string">
            <text:p text:style-name="P2">SYN</text:p>
          </table:table-cell>
          <table:table-cell table:style-name="Tableau7.B2" office:value-type="string">
            <text:p text:style-name="P2">ETB</text:p>
          </table:table-cell>
          <table:table-cell table:style-name="Tableau7.B2" office:value-type="string">
            <text:p text:style-name="P2">CAN</text:p>
          </table:table-cell>
          <table:table-cell table:style-name="Tableau7.B2" office:value-type="string">
            <text:p text:style-name="P2">EM</text:p>
          </table:table-cell>
          <table:table-cell table:style-name="Tableau7.B2" office:value-type="string">
            <text:p text:style-name="P2">SUB</text:p>
          </table:table-cell>
          <table:table-cell table:style-name="Tableau7.B2" office:value-type="string">
            <text:p text:style-name="P2">ESC</text:p>
          </table:table-cell>
          <table:table-cell table:style-name="Tableau7.B2" office:value-type="string">
            <text:p text:style-name="P2">FS</text:p>
          </table:table-cell>
          <table:table-cell table:style-name="Tableau7.B2" office:value-type="string">
            <text:p text:style-name="P2">GS</text:p>
          </table:table-cell>
          <table:table-cell table:style-name="Tableau7.B2" office:value-type="string">
            <text:p text:style-name="P2">RS</text:p>
          </table:table-cell>
          <table:table-cell table:style-name="Tableau7.Q2" office:value-type="string">
            <text:p text:style-name="P2">US</text:p>
          </table:table-cell>
        </table:table-row>
        <table:table-row table:style-name="Tableau7.1">
          <table:table-cell table:style-name="Tableau7.A2" office:value-type="string">
            <text:p text:style-name="P2">2</text:p>
          </table:table-cell>
          <table:table-cell table:style-name="Tableau7.B4" office:value-type="string">
            <text:p text:style-name="P2"/>
          </table:table-cell>
          <table:table-cell table:style-name="Tableau7.C4" office:value-type="string">
            <text:p text:style-name="P2">!</text:p>
          </table:table-cell>
          <table:table-cell table:style-name="Tableau7.D4" office:value-type="string">
            <text:p text:style-name="P2">"</text:p>
          </table:table-cell>
          <table:table-cell table:style-name="Tableau7.E4" office:value-type="string">
            <text:p text:style-name="P2">#</text:p>
          </table:table-cell>
          <table:table-cell table:style-name="Tableau7.F4" office:value-type="string">
            <text:p text:style-name="P2">$</text:p>
          </table:table-cell>
          <table:table-cell table:style-name="Tableau7.G4" office:value-type="string">
            <text:p text:style-name="P2">%</text:p>
          </table:table-cell>
          <table:table-cell table:style-name="Tableau7.H4" office:value-type="string">
            <text:p text:style-name="P2">&amp;</text:p>
          </table:table-cell>
          <table:table-cell table:style-name="Tableau7.I4" office:value-type="string">
            <text:p text:style-name="P2">'</text:p>
          </table:table-cell>
          <table:table-cell table:style-name="Tableau7.J4" office:value-type="string">
            <text:p text:style-name="P2">(</text:p>
          </table:table-cell>
          <table:table-cell table:style-name="Tableau7.K4" office:value-type="string">
            <text:p text:style-name="P2">)</text:p>
          </table:table-cell>
          <table:table-cell table:style-name="Tableau7.L4" office:value-type="string">
            <text:p text:style-name="P2">*</text:p>
          </table:table-cell>
          <table:table-cell table:style-name="Tableau7.M4" office:value-type="string">
            <text:p text:style-name="P2">+</text:p>
          </table:table-cell>
          <table:table-cell table:style-name="Tableau7.N4" office:value-type="string">
            <text:p text:style-name="P2">,</text:p>
          </table:table-cell>
          <table:table-cell table:style-name="Tableau7.O4" office:value-type="string">
            <text:p text:style-name="P2">-</text:p>
          </table:table-cell>
          <table:table-cell table:style-name="Tableau7.P4" office:value-type="string">
            <text:p text:style-name="P2">.</text:p>
          </table:table-cell>
          <table:table-cell table:style-name="Tableau7.Q4" office:value-type="string">
            <text:p text:style-name="P2">/</text:p>
          </table:table-cell>
        </table:table-row>
        <table:table-row table:style-name="Tableau7.1">
          <table:table-cell table:style-name="Tableau7.A2" office:value-type="string">
            <text:p text:style-name="P2">3</text:p>
          </table:table-cell>
          <table:table-cell table:style-name="Tableau7.B5" office:value-type="string">
            <text:p text:style-name="P2">0</text:p>
          </table:table-cell>
          <table:table-cell table:style-name="Tableau7.C5" office:value-type="string">
            <text:p text:style-name="P2">1</text:p>
          </table:table-cell>
          <table:table-cell table:style-name="Tableau7.D5" office:value-type="string">
            <text:p text:style-name="P2">2</text:p>
          </table:table-cell>
          <table:table-cell table:style-name="Tableau7.E5" office:value-type="string">
            <text:p text:style-name="P2">3</text:p>
          </table:table-cell>
          <table:table-cell table:style-name="Tableau7.F5" office:value-type="string">
            <text:p text:style-name="P2">4</text:p>
          </table:table-cell>
          <table:table-cell table:style-name="Tableau7.G5" office:value-type="string">
            <text:p text:style-name="P2">5</text:p>
          </table:table-cell>
          <table:table-cell table:style-name="Tableau7.H5" office:value-type="string">
            <text:p text:style-name="P2">6</text:p>
          </table:table-cell>
          <table:table-cell table:style-name="Tableau7.I5" office:value-type="string">
            <text:p text:style-name="P2">7</text:p>
          </table:table-cell>
          <table:table-cell table:style-name="Tableau7.J5" office:value-type="string">
            <text:p text:style-name="P2">8</text:p>
          </table:table-cell>
          <table:table-cell table:style-name="Tableau7.K5" office:value-type="string">
            <text:p text:style-name="P2">9</text:p>
          </table:table-cell>
          <table:table-cell table:style-name="Tableau7.L5" office:value-type="string">
            <text:p text:style-name="P2">:</text:p>
          </table:table-cell>
          <table:table-cell table:style-name="Tableau7.M5" office:value-type="string">
            <text:p text:style-name="P2">;</text:p>
          </table:table-cell>
          <table:table-cell table:style-name="Tableau7.N5" office:value-type="string">
            <text:p text:style-name="P2">&lt;</text:p>
          </table:table-cell>
          <table:table-cell table:style-name="Tableau7.O5" office:value-type="string">
            <text:p text:style-name="P2">=</text:p>
          </table:table-cell>
          <table:table-cell table:style-name="Tableau7.P5" office:value-type="string">
            <text:p text:style-name="P2">&gt;</text:p>
          </table:table-cell>
          <table:table-cell table:style-name="Tableau7.Q5" office:value-type="string">
            <text:p text:style-name="P2">?</text:p>
          </table:table-cell>
        </table:table-row>
        <table:table-row table:style-name="Tableau7.1">
          <table:table-cell table:style-name="Tableau7.A2" office:value-type="string">
            <text:p text:style-name="P2">4</text:p>
          </table:table-cell>
          <table:table-cell table:style-name="Tableau7.B6" office:value-type="string">
            <text:p text:style-name="P2">@</text:p>
          </table:table-cell>
          <table:table-cell table:style-name="Tableau7.C6" office:value-type="string">
            <text:p text:style-name="P2">A</text:p>
          </table:table-cell>
          <table:table-cell table:style-name="Tableau7.D6" office:value-type="string">
            <text:p text:style-name="P2">B</text:p>
          </table:table-cell>
          <table:table-cell table:style-name="Tableau7.E6" office:value-type="string">
            <text:p text:style-name="P2">C</text:p>
          </table:table-cell>
          <table:table-cell table:style-name="Tableau7.F6" office:value-type="string">
            <text:p text:style-name="P2">D</text:p>
          </table:table-cell>
          <table:table-cell table:style-name="Tableau7.G6" office:value-type="string">
            <text:p text:style-name="P2">E</text:p>
          </table:table-cell>
          <table:table-cell table:style-name="Tableau7.H6" office:value-type="string">
            <text:p text:style-name="P2">F</text:p>
          </table:table-cell>
          <table:table-cell table:style-name="Tableau7.I6" office:value-type="string">
            <text:p text:style-name="P2">G</text:p>
          </table:table-cell>
          <table:table-cell table:style-name="Tableau7.J6" office:value-type="string">
            <text:p text:style-name="P2">H</text:p>
          </table:table-cell>
          <table:table-cell table:style-name="Tableau7.K6" office:value-type="string">
            <text:p text:style-name="P2">I</text:p>
          </table:table-cell>
          <table:table-cell table:style-name="Tableau7.L6" office:value-type="string">
            <text:p text:style-name="P2">J</text:p>
          </table:table-cell>
          <table:table-cell table:style-name="Tableau7.M6" office:value-type="string">
            <text:p text:style-name="P2">K</text:p>
          </table:table-cell>
          <table:table-cell table:style-name="Tableau7.N6" office:value-type="string">
            <text:p text:style-name="P2">L</text:p>
          </table:table-cell>
          <table:table-cell table:style-name="Tableau7.O6" office:value-type="string">
            <text:p text:style-name="P2">M</text:p>
          </table:table-cell>
          <table:table-cell table:style-name="Tableau7.P6" office:value-type="string">
            <text:p text:style-name="P2">N</text:p>
          </table:table-cell>
          <table:table-cell table:style-name="Tableau7.Q6" office:value-type="string">
            <text:p text:style-name="P2">O</text:p>
          </table:table-cell>
        </table:table-row>
        <table:table-row table:style-name="Tableau7.1">
          <table:table-cell table:style-name="Tableau7.A2" office:value-type="string">
            <text:p text:style-name="P2">5</text:p>
          </table:table-cell>
          <table:table-cell table:style-name="Tableau7.B7" office:value-type="string">
            <text:p text:style-name="P2">P</text:p>
          </table:table-cell>
          <table:table-cell table:style-name="Tableau7.C7" office:value-type="string">
            <text:p text:style-name="P2">Q</text:p>
          </table:table-cell>
          <table:table-cell table:style-name="Tableau7.D7" office:value-type="string">
            <text:p text:style-name="P2">R</text:p>
          </table:table-cell>
          <table:table-cell table:style-name="Tableau7.E7" office:value-type="string">
            <text:p text:style-name="P2">S</text:p>
          </table:table-cell>
          <table:table-cell table:style-name="Tableau7.F7" office:value-type="string">
            <text:p text:style-name="P2">T</text:p>
          </table:table-cell>
          <table:table-cell table:style-name="Tableau7.G7" office:value-type="string">
            <text:p text:style-name="P2">U</text:p>
          </table:table-cell>
          <table:table-cell table:style-name="Tableau7.H7" office:value-type="string">
            <text:p text:style-name="P2">V</text:p>
          </table:table-cell>
          <table:table-cell table:style-name="Tableau7.I7" office:value-type="string">
            <text:p text:style-name="P2">W</text:p>
          </table:table-cell>
          <table:table-cell table:style-name="Tableau7.J7" office:value-type="string">
            <text:p text:style-name="P2">X</text:p>
          </table:table-cell>
          <table:table-cell table:style-name="Tableau7.K7" office:value-type="string">
            <text:p text:style-name="P2">Y</text:p>
          </table:table-cell>
          <table:table-cell table:style-name="Tableau7.L7" office:value-type="string">
            <text:p text:style-name="P2">Z</text:p>
          </table:table-cell>
          <table:table-cell table:style-name="Tableau7.M7" office:value-type="string">
            <text:p text:style-name="P2">[</text:p>
          </table:table-cell>
          <table:table-cell table:style-name="Tableau7.N7" office:value-type="string">
            <text:p text:style-name="P2">\</text:p>
          </table:table-cell>
          <table:table-cell table:style-name="Tableau7.O7" office:value-type="string">
            <text:p text:style-name="P2">]</text:p>
          </table:table-cell>
          <table:table-cell table:style-name="Tableau7.P7" office:value-type="string">
            <text:p text:style-name="P2">^</text:p>
          </table:table-cell>
          <table:table-cell table:style-name="Tableau7.Q7" office:value-type="string">
            <text:p text:style-name="P2">_</text:p>
          </table:table-cell>
        </table:table-row>
        <table:table-row table:style-name="Tableau7.1">
          <table:table-cell table:style-name="Tableau7.A2" office:value-type="string">
            <text:p text:style-name="P2">6</text:p>
          </table:table-cell>
          <table:table-cell table:style-name="Tableau7.B8" office:value-type="string">
            <text:p text:style-name="P2">`</text:p>
          </table:table-cell>
          <table:table-cell table:style-name="Tableau7.C8" office:value-type="string">
            <text:p text:style-name="P2">a</text:p>
          </table:table-cell>
          <table:table-cell table:style-name="Tableau7.D8" office:value-type="string">
            <text:p text:style-name="P2">b</text:p>
          </table:table-cell>
          <table:table-cell table:style-name="Tableau7.E8" office:value-type="string">
            <text:p text:style-name="P2">c</text:p>
          </table:table-cell>
          <table:table-cell table:style-name="Tableau7.F8" office:value-type="string">
            <text:p text:style-name="P2">d</text:p>
          </table:table-cell>
          <table:table-cell table:style-name="Tableau7.G8" office:value-type="string">
            <text:p text:style-name="P2">e</text:p>
          </table:table-cell>
          <table:table-cell table:style-name="Tableau7.H8" office:value-type="string">
            <text:p text:style-name="P2">f</text:p>
          </table:table-cell>
          <table:table-cell table:style-name="Tableau7.I8" office:value-type="string">
            <text:p text:style-name="P2">g</text:p>
          </table:table-cell>
          <table:table-cell table:style-name="Tableau7.J8" office:value-type="string">
            <text:p text:style-name="P2">h</text:p>
          </table:table-cell>
          <table:table-cell table:style-name="Tableau7.K8" office:value-type="string">
            <text:p text:style-name="P2">i</text:p>
          </table:table-cell>
          <table:table-cell table:style-name="Tableau7.L8" office:value-type="string">
            <text:p text:style-name="P2">j</text:p>
          </table:table-cell>
          <table:table-cell table:style-name="Tableau7.M8" office:value-type="string">
            <text:p text:style-name="P2">k</text:p>
          </table:table-cell>
          <table:table-cell table:style-name="Tableau7.N8" office:value-type="string">
            <text:p text:style-name="P2">l</text:p>
          </table:table-cell>
          <table:table-cell table:style-name="Tableau7.O8" office:value-type="string">
            <text:p text:style-name="P2">m</text:p>
          </table:table-cell>
          <table:table-cell table:style-name="Tableau7.P8" office:value-type="string">
            <text:p text:style-name="P2">n</text:p>
          </table:table-cell>
          <table:table-cell table:style-name="Tableau7.Q8" office:value-type="string">
            <text:p text:style-name="P2">o</text:p>
          </table:table-cell>
        </table:table-row>
        <table:table-row table:style-name="Tableau7.1">
          <table:table-cell table:style-name="Tableau7.A2" office:value-type="string">
            <text:p text:style-name="P2">7</text:p>
          </table:table-cell>
          <table:table-cell table:style-name="Tableau7.B9" office:value-type="string">
            <text:p text:style-name="P2">p</text:p>
          </table:table-cell>
          <table:table-cell table:style-name="Tableau7.C9" office:value-type="string">
            <text:p text:style-name="P2">q</text:p>
          </table:table-cell>
          <table:table-cell table:style-name="Tableau7.D9" office:value-type="string">
            <text:p text:style-name="P2">r</text:p>
          </table:table-cell>
          <table:table-cell table:style-name="Tableau7.E9" office:value-type="string">
            <text:p text:style-name="P2">s</text:p>
          </table:table-cell>
          <table:table-cell table:style-name="Tableau7.F9" office:value-type="string">
            <text:p text:style-name="P2">t</text:p>
          </table:table-cell>
          <table:table-cell table:style-name="Tableau7.G9" office:value-type="string">
            <text:p text:style-name="P2">u</text:p>
          </table:table-cell>
          <table:table-cell table:style-name="Tableau7.H9" office:value-type="string">
            <text:p text:style-name="P2">v</text:p>
          </table:table-cell>
          <table:table-cell table:style-name="Tableau7.I9" office:value-type="string">
            <text:p text:style-name="P2">w</text:p>
          </table:table-cell>
          <table:table-cell table:style-name="Tableau7.J9" office:value-type="string">
            <text:p text:style-name="P2">x</text:p>
          </table:table-cell>
          <table:table-cell table:style-name="Tableau7.K9" office:value-type="string">
            <text:p text:style-name="P2">y</text:p>
          </table:table-cell>
          <table:table-cell table:style-name="Tableau7.L9" office:value-type="string">
            <text:p text:style-name="P2">z</text:p>
          </table:table-cell>
          <table:table-cell table:style-name="Tableau7.M9" office:value-type="string">
            <text:p text:style-name="P2">{</text:p>
          </table:table-cell>
          <table:table-cell table:style-name="Tableau7.N9" office:value-type="string">
            <text:p text:style-name="P2">|</text:p>
          </table:table-cell>
          <table:table-cell table:style-name="Tableau7.O9" office:value-type="string">
            <text:p text:style-name="P2">}</text:p>
          </table:table-cell>
          <table:table-cell table:style-name="Tableau7.P9" office:value-type="string">
            <text:p text:style-name="P2">~</text:p>
          </table:table-cell>
          <table:table-cell table:style-name="Tableau7.Q2" office:value-type="string">
            <text:p text:style-name="P2">DEL</text:p>
          </table:table-cell>
        </table:table-row>
      </table:table>
      <text:p text:style-name="P4"/>
      <text:p text:style-name="P21"><text:span text:style-name="T6">R</text:span>emarque<text:span text:style-name="T6">s :</text:span></text:p>
      <text:list xml:id="list2791781786" text:style-name="tfPuce">
        <text:list-item>
          <text:p text:style-name="P36"><text:span text:style-name="T9">L</text:span>es codes ASCII vont de <text:span text:style-name="T9">0x</text:span>0<text:span text:style-name="T8">0</text:span> à <text:span text:style-name="T9">0x</text:span>7F. <text:line-break/>Par exemple <text:span text:style-name="T8">le </text:span>code <text:span text:style-name="T9">0x</text:span>21 correspond au point d'exclamation.</text:p>
        </text:list-item>
        <text:list-item>
          <text:p text:style-name="P36"><text:span text:style-name="T8">P</text:span>our passer des majuscules au<text:span text:style-name="T9">x</text:span> minuscule<text:span text:style-name="T9">s</text:span> et vice-versa, il suffit d'ajouter ou de retrancher <text:span text:style-name="T9">0x</text:span>20.</text:p>
        </text:list-item>
        <text:list-item>
          <text:p text:style-name="P36"><text:span text:style-name="T8">P</text:span>our coder un chiffre, il suffit d'ajouter <text:span text:style-name="T9">0x</text:span>30 à la valeur du chiffre.</text:p>
        </text:list-item>
        <text:list-item>
          <text:p text:style-name="P36"><text:span text:style-name="T8">L</text:span>e code <text:span text:style-name="T9">0x</text:span>20 correspond à l'espace blanc.</text:p>
        </text:list-item>
        <text:list-item>
          <text:p text:style-name="P36"><text:span text:style-name="T8">L</text:span>es deux premières lignes correspondent à des caractères non imprimables « de contrôle » dont la plupart ne sont plus utilisé<text:span text:style-name="T8">s</text:span> de nos jours.</text:p>
        </text:list-item>
      </text:list>
      <text:p text:style-name="Standard"/>
      <text:p text:style-name="P22"><text:span text:style-name="T8">E</text:span>xercice :</text:p>
      <text:p text:style-name="P27"><text:span text:style-name="T8">L</text:span>a fonction <text:span text:style-name="T11">chr(i)</text:span><text:span text:style-name="T8"> de</text:span> <text:span text:style-name="T8">P</text:span>ython permet d'obtenir le caractère de code <text:span text:style-name="T11">i</text:span><text:span text:style-name="T8">.<text:line-break/>E</text:span>n tapant les commandes ci-dessous dans la console <text:span text:style-name="T8">P</text:span>ython, essaye<text:span text:style-name="T9">r</text:span> de deviner le rôle des caractères de contrôle correspondant<text:span text:style-name="T8">s :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3">C<text:span text:style-name="T8">ommande</text:span></text:p>
          </table:table-cell>
          <table:table-cell table:style-name="Tableau4.A1" office:value-type="string">
            <text:p text:style-name="P14">Caractère de contrôle</text:p>
          </table:table-cell>
          <table:table-cell table:style-name="Tableau4.C1" office:value-type="string">
            <text:p text:style-name="P14">Signification</text:p>
          </table:table-cell>
        </table:table-row>
        <table:table-row table:style-name="Tableau4.1">
          <table:table-cell table:style-name="Tableau4.A2" office:value-type="string">
            <text:p text:style-name="P11">print("toto"+chr(8)+"a")</text:p>
          </table:table-cell>
          <table:table-cell table:style-name="Tableau4.A2" office:value-type="string">
            <text:p text:style-name="P14">BS</text:p>
          </table:table-cell>
          <table:table-cell table:style-name="Tableau4.C2" office:value-type="string">
            <text:p text:style-name="P16"><draw:control text:anchor-type="as-char" draw:z-index="0" draw:name="Contrôle 1" draw:style-name="gr1" draw:text-style-name="P44" svg:width="7.033cm" svg:height="0.6cm" draw:control="control1"/></text:p>
          </table:table-cell>
        </table:table-row>
        <table:table-row table:style-name="Tableau4.1">
          <table:table-cell table:style-name="Tableau4.A2" office:value-type="string">
            <text:p text:style-name="P11">print("toto"+chr(9)+"a")</text:p>
          </table:table-cell>
          <table:table-cell table:style-name="Tableau4.A2" office:value-type="string">
            <text:p text:style-name="P14">HT</text:p>
          </table:table-cell>
          <table:table-cell table:style-name="Tableau4.C2" office:value-type="string">
            <text:p text:style-name="P16"><draw:control text:anchor-type="as-char" draw:z-index="1" draw:name="Contrôle 2" draw:style-name="gr1" draw:text-style-name="P44" svg:width="7.033cm" svg:height="0.6cm" draw:control="control2"/></text:p>
          </table:table-cell>
        </table:table-row>
        <table:table-row table:style-name="Tableau4.1">
          <table:table-cell table:style-name="Tableau4.A2" office:value-type="string">
            <text:p text:style-name="P11">print("toto"+chr(10)+"a")</text:p>
          </table:table-cell>
          <table:table-cell table:style-name="Tableau4.A2" office:value-type="string">
            <text:p text:style-name="P14">LF</text:p>
          </table:table-cell>
          <table:table-cell table:style-name="Tableau4.C2" office:value-type="string">
            <text:p text:style-name="P16"><draw:control text:anchor-type="as-char" draw:z-index="2" draw:name="Contrôle 3" draw:style-name="gr1" draw:text-style-name="P44" svg:width="7.033cm" svg:height="0.6cm" draw:control="control3"/></text:p>
          </table:table-cell>
        </table:table-row>
        <table:table-row table:style-name="Tableau4.1">
          <table:table-cell table:style-name="Tableau4.A2" office:value-type="string">
            <text:p text:style-name="P11">print("toto"+chr(13)+"a")</text:p>
          </table:table-cell>
          <table:table-cell table:style-name="Tableau4.A2" office:value-type="string">
            <text:p text:style-name="P14">CR</text:p>
          </table:table-cell>
          <table:table-cell table:style-name="Tableau4.C2" office:value-type="string">
            <text:p text:style-name="P16"><draw:control text:anchor-type="as-char" draw:z-index="3" draw:name="Contrôle 4" draw:style-name="gr1" draw:text-style-name="P44" svg:width="7.033cm" svg:height="0.6cm" draw:control="control4"/></text:p>
          </table:table-cell>
        </table:table-row>
      </table:table>
      <text:p text:style-name="Standard"/>
      <text:list xml:id="list184422257604267" text:continue-list="list773776857" text:style-name="tfNum_20_I_29_">
        <text:list-item>
          <text:p text:style-name="P43">La norme ISO 8859-1</text:p>
        </text:list-item>
      </text:list>
      <text:p text:style-name="P6"><text:span text:style-name="T9">L</text:span>a table ASCII convient bien aux anglophones mais ne contient aucun caractère accentué.</text:p>
      <text:p text:style-name="P6">Aussi, quand les processeurs 8 bits se sont généralisé<text:span text:style-name="T12">s</text:span> dans les années 70-80, on a cherché à tirer profit du 8<text:span text:style-name="T12">ème bit</text:span> non utilisé par <text:span text:style-name="T12">ASCII</text:span> pour ajouter <text:span text:style-name="T12">d</text:span>es caractères supplémentaires.</text:p>
      <text:p text:style-name="P6">Ainsi est né<text:span text:style-name="T12">e</text:span> en 1986 la norme « ISO 8859-<text:span text:style-name="T12">1 »</text:span> souvent appelé<text:span text:style-name="T12">e</text:span> « latin-<text:span text:style-name="T12">1 »</text:span> et qui a été très utilisée par les pays occidentaux.</text:p>
      <table:table table:name="Tableau5" table:style-name="Tableau5">
        <table:table-column table:style-name="Tableau5.A"/>
        <table:table-column table:style-name="Tableau5.B" table:number-columns-repeated="3"/>
        <table:table-column table:style-name="Tableau5.E"/>
        <table:table-column table:style-name="Tableau5.B" table:number-columns-repeated="11"/>
        <table:table-column table:style-name="Tableau5.Q"/>
        <table:table-row table:style-name="Tableau5.1">
          <table:table-cell table:style-name="Tableau5.A1" office:value-type="string">
            <text:p text:style-name="P3"/>
          </table:table-cell>
          <table:table-cell table:style-name="Tableau5.A1" office:value-type="string">
            <text:p text:style-name="P3">0</text:p>
          </table:table-cell>
          <table:table-cell table:style-name="Tableau5.A1" office:value-type="string">
            <text:p text:style-name="P3">1</text:p>
          </table:table-cell>
          <table:table-cell table:style-name="Tableau5.A1" office:value-type="string">
            <text:p text:style-name="P3">2</text:p>
          </table:table-cell>
          <table:table-cell table:style-name="Tableau5.A1" office:value-type="string">
            <text:p text:style-name="P3">3</text:p>
          </table:table-cell>
          <table:table-cell table:style-name="Tableau5.A1" office:value-type="string">
            <text:p text:style-name="P3">4</text:p>
          </table:table-cell>
          <table:table-cell table:style-name="Tableau5.A1" office:value-type="string">
            <text:p text:style-name="P3">5</text:p>
          </table:table-cell>
          <table:table-cell table:style-name="Tableau5.A1" office:value-type="string">
            <text:p text:style-name="P3">6</text:p>
          </table:table-cell>
          <table:table-cell table:style-name="Tableau5.A1" office:value-type="string">
            <text:p text:style-name="P3">7</text:p>
          </table:table-cell>
          <table:table-cell table:style-name="Tableau5.A1" office:value-type="string">
            <text:p text:style-name="P3">8</text:p>
          </table:table-cell>
          <table:table-cell table:style-name="Tableau5.A1" office:value-type="string">
            <text:p text:style-name="P3">9</text:p>
          </table:table-cell>
          <table:table-cell table:style-name="Tableau5.A1" office:value-type="string">
            <text:p text:style-name="P3">A</text:p>
          </table:table-cell>
          <table:table-cell table:style-name="Tableau5.A1" office:value-type="string">
            <text:p text:style-name="P3">B</text:p>
          </table:table-cell>
          <table:table-cell table:style-name="Tableau5.A1" office:value-type="string">
            <text:p text:style-name="P3">C</text:p>
          </table:table-cell>
          <table:table-cell table:style-name="Tableau5.A1" office:value-type="string">
            <text:p text:style-name="P3">D</text:p>
          </table:table-cell>
          <table:table-cell table:style-name="Tableau5.A1" office:value-type="string">
            <text:p text:style-name="P3">E</text:p>
          </table:table-cell>
          <table:table-cell table:style-name="Tableau5.Q1" office:value-type="string">
            <text:p text:style-name="P3">F</text:p>
          </table:table-cell>
        </table:table-row>
        <table:table-row table:style-name="Tableau5.1">
          <table:table-cell table:style-name="Tableau5.A2" office:value-type="string">
            <text:p text:style-name="P3">0</text:p>
          </table:table-cell>
          <table:table-cell table:style-name="Tableau5.B2" office:value-type="string">
            <text:p text:style-name="P3">NUL</text:p>
          </table:table-cell>
          <table:table-cell table:style-name="Tableau5.B2" office:value-type="string">
            <text:p text:style-name="P3">SOH</text:p>
          </table:table-cell>
          <table:table-cell table:style-name="Tableau5.B2" office:value-type="string">
            <text:p text:style-name="P3">STX</text:p>
          </table:table-cell>
          <table:table-cell table:style-name="Tableau5.B2" office:value-type="string">
            <text:p text:style-name="P3">ETX</text:p>
          </table:table-cell>
          <table:table-cell table:style-name="Tableau5.B2" office:value-type="string">
            <text:p text:style-name="P3">EOT</text:p>
          </table:table-cell>
          <table:table-cell table:style-name="Tableau5.B2" office:value-type="string">
            <text:p text:style-name="P3">ENQ</text:p>
          </table:table-cell>
          <table:table-cell table:style-name="Tableau5.B2" office:value-type="string">
            <text:p text:style-name="P3">ACK</text:p>
          </table:table-cell>
          <table:table-cell table:style-name="Tableau5.B2" office:value-type="string">
            <text:p text:style-name="P3">BEL</text:p>
          </table:table-cell>
          <table:table-cell table:style-name="Tableau5.B2" office:value-type="string">
            <text:p text:style-name="P3">BS</text:p>
          </table:table-cell>
          <table:table-cell table:style-name="Tableau5.B2" office:value-type="string">
            <text:p text:style-name="P3">HT</text:p>
          </table:table-cell>
          <table:table-cell table:style-name="Tableau5.B2" office:value-type="string">
            <text:p text:style-name="P3">LF</text:p>
          </table:table-cell>
          <table:table-cell table:style-name="Tableau5.B2" office:value-type="string">
            <text:p text:style-name="P3">VT</text:p>
          </table:table-cell>
          <table:table-cell table:style-name="Tableau5.B2" office:value-type="string">
            <text:p text:style-name="P3">FF</text:p>
          </table:table-cell>
          <table:table-cell table:style-name="Tableau5.B2" office:value-type="string">
            <text:p text:style-name="P3">CR</text:p>
          </table:table-cell>
          <table:table-cell table:style-name="Tableau5.B2" office:value-type="string">
            <text:p text:style-name="P3">SO</text:p>
          </table:table-cell>
          <table:table-cell table:style-name="Tableau5.Q2" office:value-type="string">
            <text:p text:style-name="P3">SI</text:p>
          </table:table-cell>
        </table:table-row>
        <table:table-row table:style-name="Tableau5.1">
          <table:table-cell table:style-name="Tableau5.A2" office:value-type="string">
            <text:p text:style-name="P3">1</text:p>
          </table:table-cell>
          <table:table-cell table:style-name="Tableau5.B2" office:value-type="string">
            <text:p text:style-name="P3">DLE</text:p>
          </table:table-cell>
          <table:table-cell table:style-name="Tableau5.B2" office:value-type="string">
            <text:p text:style-name="P3">DC1</text:p>
          </table:table-cell>
          <table:table-cell table:style-name="Tableau5.B2" office:value-type="string">
            <text:p text:style-name="P3">DC2</text:p>
          </table:table-cell>
          <table:table-cell table:style-name="Tableau5.B2" office:value-type="string">
            <text:p text:style-name="P3">DC3</text:p>
          </table:table-cell>
          <table:table-cell table:style-name="Tableau5.B2" office:value-type="string">
            <text:p text:style-name="P3">DC4</text:p>
          </table:table-cell>
          <table:table-cell table:style-name="Tableau5.B2" office:value-type="string">
            <text:p text:style-name="P3">NAK</text:p>
          </table:table-cell>
          <table:table-cell table:style-name="Tableau5.B2" office:value-type="string">
            <text:p text:style-name="P3">SYN</text:p>
          </table:table-cell>
          <table:table-cell table:style-name="Tableau5.B2" office:value-type="string">
            <text:p text:style-name="P3">ETB</text:p>
          </table:table-cell>
          <table:table-cell table:style-name="Tableau5.B2" office:value-type="string">
            <text:p text:style-name="P3">CAN</text:p>
          </table:table-cell>
          <table:table-cell table:style-name="Tableau5.B2" office:value-type="string">
            <text:p text:style-name="P3">EM</text:p>
          </table:table-cell>
          <table:table-cell table:style-name="Tableau5.B2" office:value-type="string">
            <text:p text:style-name="P3">SUB</text:p>
          </table:table-cell>
          <table:table-cell table:style-name="Tableau5.B2" office:value-type="string">
            <text:p text:style-name="P3">ESC</text:p>
          </table:table-cell>
          <table:table-cell table:style-name="Tableau5.B2" office:value-type="string">
            <text:p text:style-name="P3">FS</text:p>
          </table:table-cell>
          <table:table-cell table:style-name="Tableau5.B2" office:value-type="string">
            <text:p text:style-name="P3">GS</text:p>
          </table:table-cell>
          <table:table-cell table:style-name="Tableau5.B2" office:value-type="string">
            <text:p text:style-name="P3">RS</text:p>
          </table:table-cell>
          <table:table-cell table:style-name="Tableau5.Q2" office:value-type="string">
            <text:p text:style-name="P3">US</text:p>
          </table:table-cell>
        </table:table-row>
        <table:table-row table:style-name="Tableau5.1">
          <table:table-cell table:style-name="Tableau5.A2" office:value-type="string">
            <text:p text:style-name="P3">2</text:p>
          </table:table-cell>
          <table:table-cell table:style-name="Tableau5.B4" office:value-type="string">
            <text:p text:style-name="P3"/>
          </table:table-cell>
          <table:table-cell table:style-name="Tableau5.C4" office:value-type="string">
            <text:p text:style-name="P3">!</text:p>
          </table:table-cell>
          <table:table-cell table:style-name="Tableau5.D4" office:value-type="string">
            <text:p text:style-name="P3">"</text:p>
          </table:table-cell>
          <table:table-cell table:style-name="Tableau5.E4" office:value-type="string">
            <text:p text:style-name="P3">#</text:p>
          </table:table-cell>
          <table:table-cell table:style-name="Tableau5.F4" office:value-type="string">
            <text:p text:style-name="P3">$</text:p>
          </table:table-cell>
          <table:table-cell table:style-name="Tableau5.G4" office:value-type="string">
            <text:p text:style-name="P3">%</text:p>
          </table:table-cell>
          <table:table-cell table:style-name="Tableau5.H4" office:value-type="string">
            <text:p text:style-name="P3">&amp;</text:p>
          </table:table-cell>
          <table:table-cell table:style-name="Tableau5.I4" office:value-type="string">
            <text:p text:style-name="P3">'</text:p>
          </table:table-cell>
          <table:table-cell table:style-name="Tableau5.J4" office:value-type="string">
            <text:p text:style-name="P3">(</text:p>
          </table:table-cell>
          <table:table-cell table:style-name="Tableau5.K4" office:value-type="string">
            <text:p text:style-name="P3">)</text:p>
          </table:table-cell>
          <table:table-cell table:style-name="Tableau5.L4" office:value-type="string">
            <text:p text:style-name="P3">*</text:p>
          </table:table-cell>
          <table:table-cell table:style-name="Tableau5.M4" office:value-type="string">
            <text:p text:style-name="P3">+</text:p>
          </table:table-cell>
          <table:table-cell table:style-name="Tableau5.N4" office:value-type="string">
            <text:p text:style-name="P3">,</text:p>
          </table:table-cell>
          <table:table-cell table:style-name="Tableau5.O4" office:value-type="string">
            <text:p text:style-name="P3">-</text:p>
          </table:table-cell>
          <table:table-cell table:style-name="Tableau5.P4" office:value-type="string">
            <text:p text:style-name="P3">.</text:p>
          </table:table-cell>
          <table:table-cell table:style-name="Tableau5.Q4" office:value-type="string">
            <text:p text:style-name="P3">/</text:p>
          </table:table-cell>
        </table:table-row>
        <table:table-row table:style-name="Tableau5.1">
          <table:table-cell table:style-name="Tableau5.A2" office:value-type="string">
            <text:p text:style-name="P3">3</text:p>
          </table:table-cell>
          <table:table-cell table:style-name="Tableau5.B5" office:value-type="string">
            <text:p text:style-name="P3">0</text:p>
          </table:table-cell>
          <table:table-cell table:style-name="Tableau5.C5" office:value-type="string">
            <text:p text:style-name="P3">1</text:p>
          </table:table-cell>
          <table:table-cell table:style-name="Tableau5.D5" office:value-type="string">
            <text:p text:style-name="P3">2</text:p>
          </table:table-cell>
          <table:table-cell table:style-name="Tableau5.E5" office:value-type="string">
            <text:p text:style-name="P3">3</text:p>
          </table:table-cell>
          <table:table-cell table:style-name="Tableau5.F5" office:value-type="string">
            <text:p text:style-name="P3">4</text:p>
          </table:table-cell>
          <table:table-cell table:style-name="Tableau5.G5" office:value-type="string">
            <text:p text:style-name="P3">5</text:p>
          </table:table-cell>
          <table:table-cell table:style-name="Tableau5.H5" office:value-type="string">
            <text:p text:style-name="P3">6</text:p>
          </table:table-cell>
          <table:table-cell table:style-name="Tableau5.I5" office:value-type="string">
            <text:p text:style-name="P3">7</text:p>
          </table:table-cell>
          <table:table-cell table:style-name="Tableau5.J5" office:value-type="string">
            <text:p text:style-name="P3">8</text:p>
          </table:table-cell>
          <table:table-cell table:style-name="Tableau5.K5" office:value-type="string">
            <text:p text:style-name="P3">9</text:p>
          </table:table-cell>
          <table:table-cell table:style-name="Tableau5.L5" office:value-type="string">
            <text:p text:style-name="P3">:</text:p>
          </table:table-cell>
          <table:table-cell table:style-name="Tableau5.M5" office:value-type="string">
            <text:p text:style-name="P3">;</text:p>
          </table:table-cell>
          <table:table-cell table:style-name="Tableau5.N5" office:value-type="string">
            <text:p text:style-name="P3">&lt;</text:p>
          </table:table-cell>
          <table:table-cell table:style-name="Tableau5.O5" office:value-type="string">
            <text:p text:style-name="P3">=</text:p>
          </table:table-cell>
          <table:table-cell table:style-name="Tableau5.P5" office:value-type="string">
            <text:p text:style-name="P3">&gt;</text:p>
          </table:table-cell>
          <table:table-cell table:style-name="Tableau5.Q5" office:value-type="string">
            <text:p text:style-name="P3">?</text:p>
          </table:table-cell>
        </table:table-row>
        <table:table-row table:style-name="Tableau5.1">
          <table:table-cell table:style-name="Tableau5.A2" office:value-type="string">
            <text:p text:style-name="P3">4</text:p>
          </table:table-cell>
          <table:table-cell table:style-name="Tableau5.B6" office:value-type="string">
            <text:p text:style-name="P3">@</text:p>
          </table:table-cell>
          <table:table-cell table:style-name="Tableau5.C6" office:value-type="string">
            <text:p text:style-name="P3">A</text:p>
          </table:table-cell>
          <table:table-cell table:style-name="Tableau5.D6" office:value-type="string">
            <text:p text:style-name="P3">B</text:p>
          </table:table-cell>
          <table:table-cell table:style-name="Tableau5.E6" office:value-type="string">
            <text:p text:style-name="P3">C</text:p>
          </table:table-cell>
          <table:table-cell table:style-name="Tableau5.F6" office:value-type="string">
            <text:p text:style-name="P3">D</text:p>
          </table:table-cell>
          <table:table-cell table:style-name="Tableau5.G6" office:value-type="string">
            <text:p text:style-name="P3">E</text:p>
          </table:table-cell>
          <table:table-cell table:style-name="Tableau5.H6" office:value-type="string">
            <text:p text:style-name="P3">F</text:p>
          </table:table-cell>
          <table:table-cell table:style-name="Tableau5.I6" office:value-type="string">
            <text:p text:style-name="P3">G</text:p>
          </table:table-cell>
          <table:table-cell table:style-name="Tableau5.J6" office:value-type="string">
            <text:p text:style-name="P3">H</text:p>
          </table:table-cell>
          <table:table-cell table:style-name="Tableau5.K6" office:value-type="string">
            <text:p text:style-name="P3">I</text:p>
          </table:table-cell>
          <table:table-cell table:style-name="Tableau5.L6" office:value-type="string">
            <text:p text:style-name="P3">J</text:p>
          </table:table-cell>
          <table:table-cell table:style-name="Tableau5.M6" office:value-type="string">
            <text:p text:style-name="P3">K</text:p>
          </table:table-cell>
          <table:table-cell table:style-name="Tableau5.N6" office:value-type="string">
            <text:p text:style-name="P3">L</text:p>
          </table:table-cell>
          <table:table-cell table:style-name="Tableau5.O6" office:value-type="string">
            <text:p text:style-name="P3">M</text:p>
          </table:table-cell>
          <table:table-cell table:style-name="Tableau5.P6" office:value-type="string">
            <text:p text:style-name="P3">N</text:p>
          </table:table-cell>
          <table:table-cell table:style-name="Tableau5.Q6" office:value-type="string">
            <text:p text:style-name="P3">O</text:p>
          </table:table-cell>
        </table:table-row>
        <table:table-row table:style-name="Tableau5.1">
          <table:table-cell table:style-name="Tableau5.A2" office:value-type="string">
            <text:p text:style-name="P3">5</text:p>
          </table:table-cell>
          <table:table-cell table:style-name="Tableau5.B7" office:value-type="string">
            <text:p text:style-name="P3">P</text:p>
          </table:table-cell>
          <table:table-cell table:style-name="Tableau5.C7" office:value-type="string">
            <text:p text:style-name="P3">Q</text:p>
          </table:table-cell>
          <table:table-cell table:style-name="Tableau5.D7" office:value-type="string">
            <text:p text:style-name="P3">R</text:p>
          </table:table-cell>
          <table:table-cell table:style-name="Tableau5.E7" office:value-type="string">
            <text:p text:style-name="P3">S</text:p>
          </table:table-cell>
          <table:table-cell table:style-name="Tableau5.F7" office:value-type="string">
            <text:p text:style-name="P3">T</text:p>
          </table:table-cell>
          <table:table-cell table:style-name="Tableau5.G7" office:value-type="string">
            <text:p text:style-name="P3">U</text:p>
          </table:table-cell>
          <table:table-cell table:style-name="Tableau5.H7" office:value-type="string">
            <text:p text:style-name="P3">V</text:p>
          </table:table-cell>
          <table:table-cell table:style-name="Tableau5.I7" office:value-type="string">
            <text:p text:style-name="P3">W</text:p>
          </table:table-cell>
          <table:table-cell table:style-name="Tableau5.J7" office:value-type="string">
            <text:p text:style-name="P3">X</text:p>
          </table:table-cell>
          <table:table-cell table:style-name="Tableau5.K7" office:value-type="string">
            <text:p text:style-name="P3">Y</text:p>
          </table:table-cell>
          <table:table-cell table:style-name="Tableau5.L7" office:value-type="string">
            <text:p text:style-name="P3">Z</text:p>
          </table:table-cell>
          <table:table-cell table:style-name="Tableau5.M7" office:value-type="string">
            <text:p text:style-name="P3">[</text:p>
          </table:table-cell>
          <table:table-cell table:style-name="Tableau5.N7" office:value-type="string">
            <text:p text:style-name="P3">\</text:p>
          </table:table-cell>
          <table:table-cell table:style-name="Tableau5.O7" office:value-type="string">
            <text:p text:style-name="P3">]</text:p>
          </table:table-cell>
          <table:table-cell table:style-name="Tableau5.P7" office:value-type="string">
            <text:p text:style-name="P3">^</text:p>
          </table:table-cell>
          <table:table-cell table:style-name="Tableau5.Q7" office:value-type="string">
            <text:p text:style-name="P3">_</text:p>
          </table:table-cell>
        </table:table-row>
        <table:table-row table:style-name="Tableau5.1">
          <table:table-cell table:style-name="Tableau5.A2" office:value-type="string">
            <text:p text:style-name="P3">6</text:p>
          </table:table-cell>
          <table:table-cell table:style-name="Tableau5.B8" office:value-type="string">
            <text:p text:style-name="P3">`</text:p>
          </table:table-cell>
          <table:table-cell table:style-name="Tableau5.C8" office:value-type="string">
            <text:p text:style-name="P3">a</text:p>
          </table:table-cell>
          <table:table-cell table:style-name="Tableau5.D8" office:value-type="string">
            <text:p text:style-name="P3">b</text:p>
          </table:table-cell>
          <table:table-cell table:style-name="Tableau5.E8" office:value-type="string">
            <text:p text:style-name="P3">c</text:p>
          </table:table-cell>
          <table:table-cell table:style-name="Tableau5.F8" office:value-type="string">
            <text:p text:style-name="P3">d</text:p>
          </table:table-cell>
          <table:table-cell table:style-name="Tableau5.G8" office:value-type="string">
            <text:p text:style-name="P3">e</text:p>
          </table:table-cell>
          <table:table-cell table:style-name="Tableau5.H8" office:value-type="string">
            <text:p text:style-name="P3">f</text:p>
          </table:table-cell>
          <table:table-cell table:style-name="Tableau5.I8" office:value-type="string">
            <text:p text:style-name="P3">g</text:p>
          </table:table-cell>
          <table:table-cell table:style-name="Tableau5.J8" office:value-type="string">
            <text:p text:style-name="P3">h</text:p>
          </table:table-cell>
          <table:table-cell table:style-name="Tableau5.K8" office:value-type="string">
            <text:p text:style-name="P3">i</text:p>
          </table:table-cell>
          <table:table-cell table:style-name="Tableau5.L8" office:value-type="string">
            <text:p text:style-name="P3">j</text:p>
          </table:table-cell>
          <table:table-cell table:style-name="Tableau5.M8" office:value-type="string">
            <text:p text:style-name="P3">k</text:p>
          </table:table-cell>
          <table:table-cell table:style-name="Tableau5.N8" office:value-type="string">
            <text:p text:style-name="P3">l</text:p>
          </table:table-cell>
          <table:table-cell table:style-name="Tableau5.O8" office:value-type="string">
            <text:p text:style-name="P3">m</text:p>
          </table:table-cell>
          <table:table-cell table:style-name="Tableau5.P8" office:value-type="string">
            <text:p text:style-name="P3">n</text:p>
          </table:table-cell>
          <table:table-cell table:style-name="Tableau5.Q8" office:value-type="string">
            <text:p text:style-name="P3">o</text:p>
          </table:table-cell>
        </table:table-row>
        <table:table-row table:style-name="Tableau5.1">
          <table:table-cell table:style-name="Tableau5.A2" office:value-type="string">
            <text:p text:style-name="P3">7</text:p>
          </table:table-cell>
          <table:table-cell table:style-name="Tableau5.B9" office:value-type="string">
            <text:p text:style-name="P3">p</text:p>
          </table:table-cell>
          <table:table-cell table:style-name="Tableau5.C9" office:value-type="string">
            <text:p text:style-name="P3">q</text:p>
          </table:table-cell>
          <table:table-cell table:style-name="Tableau5.D9" office:value-type="string">
            <text:p text:style-name="P3">r</text:p>
          </table:table-cell>
          <table:table-cell table:style-name="Tableau5.E9" office:value-type="string">
            <text:p text:style-name="P3">s</text:p>
          </table:table-cell>
          <table:table-cell table:style-name="Tableau5.F9" office:value-type="string">
            <text:p text:style-name="P3">t</text:p>
          </table:table-cell>
          <table:table-cell table:style-name="Tableau5.G9" office:value-type="string">
            <text:p text:style-name="P3">u</text:p>
          </table:table-cell>
          <table:table-cell table:style-name="Tableau5.H9" office:value-type="string">
            <text:p text:style-name="P3">v</text:p>
          </table:table-cell>
          <table:table-cell table:style-name="Tableau5.I9" office:value-type="string">
            <text:p text:style-name="P3">w</text:p>
          </table:table-cell>
          <table:table-cell table:style-name="Tableau5.J9" office:value-type="string">
            <text:p text:style-name="P3">x</text:p>
          </table:table-cell>
          <table:table-cell table:style-name="Tableau5.K9" office:value-type="string">
            <text:p text:style-name="P3">y</text:p>
          </table:table-cell>
          <table:table-cell table:style-name="Tableau5.L9" office:value-type="string">
            <text:p text:style-name="P3">z</text:p>
          </table:table-cell>
          <table:table-cell table:style-name="Tableau5.M9" office:value-type="string">
            <text:p text:style-name="P3">{</text:p>
          </table:table-cell>
          <table:table-cell table:style-name="Tableau5.N9" office:value-type="string">
            <text:p text:style-name="P3">|</text:p>
          </table:table-cell>
          <table:table-cell table:style-name="Tableau5.O9" office:value-type="string">
            <text:p text:style-name="P3">}</text:p>
          </table:table-cell>
          <table:table-cell table:style-name="Tableau5.P9" office:value-type="string">
            <text:p text:style-name="P3">~</text:p>
          </table:table-cell>
          <table:table-cell table:style-name="Tableau5.Q2" office:value-type="string">
            <text:p text:style-name="P3">DEL</text:p>
          </table:table-cell>
        </table:table-row>
        <table:table-row table:style-name="Tableau5.1">
          <table:table-cell table:style-name="Tableau5.A2" office:value-type="string">
            <text:p text:style-name="P3">8</text:p>
          </table:table-cell>
          <table:table-cell table:style-name="Tableau5.B2" office:value-type="string">
            <text:p text:style-name="P3">PAD</text:p>
          </table:table-cell>
          <table:table-cell table:style-name="Tableau5.B2" office:value-type="string">
            <text:p text:style-name="P3">HOP</text:p>
          </table:table-cell>
          <table:table-cell table:style-name="Tableau5.B2" office:value-type="string">
            <text:p text:style-name="P3">BPH</text:p>
          </table:table-cell>
          <table:table-cell table:style-name="Tableau5.B2" office:value-type="string">
            <text:p text:style-name="P3">NBH</text:p>
          </table:table-cell>
          <table:table-cell table:style-name="Tableau5.B2" office:value-type="string">
            <text:p text:style-name="P3">IND</text:p>
          </table:table-cell>
          <table:table-cell table:style-name="Tableau5.B2" office:value-type="string">
            <text:p text:style-name="P3">NEL</text:p>
          </table:table-cell>
          <table:table-cell table:style-name="Tableau5.B2" office:value-type="string">
            <text:p text:style-name="P3">SSA</text:p>
          </table:table-cell>
          <table:table-cell table:style-name="Tableau5.B2" office:value-type="string">
            <text:p text:style-name="P3">ESA</text:p>
          </table:table-cell>
          <table:table-cell table:style-name="Tableau5.B2" office:value-type="string">
            <text:p text:style-name="P3">HTS</text:p>
          </table:table-cell>
          <table:table-cell table:style-name="Tableau5.B2" office:value-type="string">
            <text:p text:style-name="P3">HTJ</text:p>
          </table:table-cell>
          <table:table-cell table:style-name="Tableau5.B2" office:value-type="string">
            <text:p text:style-name="P3">VTS</text:p>
          </table:table-cell>
          <table:table-cell table:style-name="Tableau5.B2" office:value-type="string">
            <text:p text:style-name="P3">PLD</text:p>
          </table:table-cell>
          <table:table-cell table:style-name="Tableau5.B2" office:value-type="string">
            <text:p text:style-name="P3">PLU</text:p>
          </table:table-cell>
          <table:table-cell table:style-name="Tableau5.B2" office:value-type="string">
            <text:p text:style-name="P3">RI</text:p>
          </table:table-cell>
          <table:table-cell table:style-name="Tableau5.B2" office:value-type="string">
            <text:p text:style-name="P3">SS2</text:p>
          </table:table-cell>
          <table:table-cell table:style-name="Tableau5.Q2" office:value-type="string">
            <text:p text:style-name="P3">SS3</text:p>
          </table:table-cell>
        </table:table-row>
        <table:table-row table:style-name="Tableau5.1">
          <table:table-cell table:style-name="Tableau5.A2" office:value-type="string">
            <text:p text:style-name="P3">9</text:p>
          </table:table-cell>
          <table:table-cell table:style-name="Tableau5.B2" office:value-type="string">
            <text:p text:style-name="P3">DCS</text:p>
          </table:table-cell>
          <table:table-cell table:style-name="Tableau5.B2" office:value-type="string">
            <text:p text:style-name="P3">PU1</text:p>
          </table:table-cell>
          <table:table-cell table:style-name="Tableau5.B2" office:value-type="string">
            <text:p text:style-name="P3">PU2</text:p>
          </table:table-cell>
          <table:table-cell table:style-name="Tableau5.B2" office:value-type="string">
            <text:p text:style-name="P3">STS</text:p>
          </table:table-cell>
          <table:table-cell table:style-name="Tableau5.B2" office:value-type="string">
            <text:p text:style-name="P3">CCH</text:p>
          </table:table-cell>
          <table:table-cell table:style-name="Tableau5.B2" office:value-type="string">
            <text:p text:style-name="P3">MW</text:p>
          </table:table-cell>
          <table:table-cell table:style-name="Tableau5.B2" office:value-type="string">
            <text:p text:style-name="P3">SPA</text:p>
          </table:table-cell>
          <table:table-cell table:style-name="Tableau5.B2" office:value-type="string">
            <text:p text:style-name="P3">EPA</text:p>
          </table:table-cell>
          <table:table-cell table:style-name="Tableau5.B2" office:value-type="string">
            <text:p text:style-name="P3">SOS</text:p>
          </table:table-cell>
          <table:table-cell table:style-name="Tableau5.B2" office:value-type="string">
            <text:p text:style-name="P3">SGCI</text:p>
          </table:table-cell>
          <table:table-cell table:style-name="Tableau5.B2" office:value-type="string">
            <text:p text:style-name="P3">SCI</text:p>
          </table:table-cell>
          <table:table-cell table:style-name="Tableau5.B2" office:value-type="string">
            <text:p text:style-name="P3">CSI</text:p>
          </table:table-cell>
          <table:table-cell table:style-name="Tableau5.B2" office:value-type="string">
            <text:p text:style-name="P3">ST</text:p>
          </table:table-cell>
          <table:table-cell table:style-name="Tableau5.B2" office:value-type="string">
            <text:p text:style-name="P3">OSC</text:p>
          </table:table-cell>
          <table:table-cell table:style-name="Tableau5.B2" office:value-type="string">
            <text:p text:style-name="P3">PM</text:p>
          </table:table-cell>
          <table:table-cell table:style-name="Tableau5.Q2" office:value-type="string">
            <text:p text:style-name="P3">APC</text:p>
          </table:table-cell>
        </table:table-row>
        <table:table-row table:style-name="Tableau5.1">
          <table:table-cell table:style-name="Tableau5.A2" office:value-type="string">
            <text:p text:style-name="P3">A</text:p>
          </table:table-cell>
          <table:table-cell table:style-name="Tableau5.B12" office:value-type="string">
            <text:p text:style-name="P3">Nb<text:span text:style-name="T7">sp</text:span></text:p>
          </table:table-cell>
          <table:table-cell table:style-name="Tableau5.C12" office:value-type="string">
            <text:p text:style-name="P3">¡ </text:p>
          </table:table-cell>
          <table:table-cell table:style-name="Tableau5.D12" office:value-type="string">
            <text:p text:style-name="P3">¢ </text:p>
          </table:table-cell>
          <table:table-cell table:style-name="Tableau5.E12" office:value-type="string">
            <text:p text:style-name="P3">£ </text:p>
          </table:table-cell>
          <table:table-cell table:style-name="Tableau5.F12" office:value-type="string">
            <text:p text:style-name="P3">¤ </text:p>
          </table:table-cell>
          <table:table-cell table:style-name="Tableau5.G12" office:value-type="string">
            <text:p text:style-name="P3">¥ </text:p>
          </table:table-cell>
          <table:table-cell table:style-name="Tableau5.H12" office:value-type="string">
            <text:p text:style-name="P3">¦ </text:p>
          </table:table-cell>
          <table:table-cell table:style-name="Tableau5.I12" office:value-type="string">
            <text:p text:style-name="P3">§ </text:p>
          </table:table-cell>
          <table:table-cell table:style-name="Tableau5.J12" office:value-type="string">
            <text:p text:style-name="P3">¨ </text:p>
          </table:table-cell>
          <table:table-cell table:style-name="Tableau5.K12" office:value-type="string">
            <text:p text:style-name="P3">© </text:p>
          </table:table-cell>
          <table:table-cell table:style-name="Tableau5.L12" office:value-type="string">
            <text:p text:style-name="P3">ª </text:p>
          </table:table-cell>
          <table:table-cell table:style-name="Tableau5.M12" office:value-type="string">
            <text:p text:style-name="P3">« </text:p>
          </table:table-cell>
          <table:table-cell table:style-name="Tableau5.N12" office:value-type="string">
            <text:p text:style-name="P3">¬ </text:p>
          </table:table-cell>
          <table:table-cell table:style-name="Tableau5.O12" office:value-type="string">
            <text:p text:style-name="P3">-</text:p>
          </table:table-cell>
          <table:table-cell table:style-name="Tableau5.P12" office:value-type="string">
            <text:p text:style-name="P3">® </text:p>
          </table:table-cell>
          <table:table-cell table:style-name="Tableau5.Q12" office:value-type="string">
            <text:p text:style-name="P3">¯</text:p>
          </table:table-cell>
        </table:table-row>
        <table:table-row table:style-name="Tableau5.1">
          <table:table-cell table:style-name="Tableau5.A2" office:value-type="string">
            <text:p text:style-name="P3">B</text:p>
          </table:table-cell>
          <table:table-cell table:style-name="Tableau5.B13" office:value-type="string">
            <text:p text:style-name="P3">° </text:p>
          </table:table-cell>
          <table:table-cell table:style-name="Tableau5.C13" office:value-type="string">
            <text:p text:style-name="P3">± </text:p>
          </table:table-cell>
          <table:table-cell table:style-name="Tableau5.D13" office:value-type="string">
            <text:p text:style-name="P3">² </text:p>
          </table:table-cell>
          <table:table-cell table:style-name="Tableau5.E13" office:value-type="string">
            <text:p text:style-name="P3">³ </text:p>
          </table:table-cell>
          <table:table-cell table:style-name="Tableau5.F13" office:value-type="string">
            <text:p text:style-name="P3">´ </text:p>
          </table:table-cell>
          <table:table-cell table:style-name="Tableau5.G13" office:value-type="string">
            <text:p text:style-name="P3">µ </text:p>
          </table:table-cell>
          <table:table-cell table:style-name="Tableau5.H13" office:value-type="string">
            <text:p text:style-name="P3">¶ </text:p>
          </table:table-cell>
          <table:table-cell table:style-name="Tableau5.I13" office:value-type="string">
            <text:p text:style-name="P3">· </text:p>
          </table:table-cell>
          <table:table-cell table:style-name="Tableau5.J13" office:value-type="string">
            <text:p text:style-name="P3">¸ </text:p>
          </table:table-cell>
          <table:table-cell table:style-name="Tableau5.K13" office:value-type="string">
            <text:p text:style-name="P3">¹ </text:p>
          </table:table-cell>
          <table:table-cell table:style-name="Tableau5.L13" office:value-type="string">
            <text:p text:style-name="P3">º </text:p>
          </table:table-cell>
          <table:table-cell table:style-name="Tableau5.M13" office:value-type="string">
            <text:p text:style-name="P3">» </text:p>
          </table:table-cell>
          <table:table-cell table:style-name="Tableau5.N13" office:value-type="string">
            <text:p text:style-name="P3">¼ </text:p>
          </table:table-cell>
          <table:table-cell table:style-name="Tableau5.O13" office:value-type="string">
            <text:p text:style-name="P3">½ </text:p>
          </table:table-cell>
          <table:table-cell table:style-name="Tableau5.P13" office:value-type="string">
            <text:p text:style-name="P3">¾ </text:p>
          </table:table-cell>
          <table:table-cell table:style-name="Tableau5.Q13" office:value-type="string">
            <text:p text:style-name="P3">¿</text:p>
          </table:table-cell>
        </table:table-row>
        <table:table-row table:style-name="Tableau5.1">
          <table:table-cell table:style-name="Tableau5.A2" office:value-type="string">
            <text:p text:style-name="P3">C</text:p>
          </table:table-cell>
          <table:table-cell table:style-name="Tableau5.B14" office:value-type="string">
            <text:p text:style-name="P3">À </text:p>
          </table:table-cell>
          <table:table-cell table:style-name="Tableau5.C14" office:value-type="string">
            <text:p text:style-name="P3">Á </text:p>
          </table:table-cell>
          <table:table-cell table:style-name="Tableau5.D14" office:value-type="string">
            <text:p text:style-name="P3">Â </text:p>
          </table:table-cell>
          <table:table-cell table:style-name="Tableau5.E14" office:value-type="string">
            <text:p text:style-name="P3">Ã </text:p>
          </table:table-cell>
          <table:table-cell table:style-name="Tableau5.F14" office:value-type="string">
            <text:p text:style-name="P3">Ä </text:p>
          </table:table-cell>
          <table:table-cell table:style-name="Tableau5.G14" office:value-type="string">
            <text:p text:style-name="P3">Å </text:p>
          </table:table-cell>
          <table:table-cell table:style-name="Tableau5.H14" office:value-type="string">
            <text:p text:style-name="P3">Æ </text:p>
          </table:table-cell>
          <table:table-cell table:style-name="Tableau5.I14" office:value-type="string">
            <text:p text:style-name="P3">Ç </text:p>
          </table:table-cell>
          <table:table-cell table:style-name="Tableau5.J14" office:value-type="string">
            <text:p text:style-name="P3">È </text:p>
          </table:table-cell>
          <table:table-cell table:style-name="Tableau5.K14" office:value-type="string">
            <text:p text:style-name="P3">É </text:p>
          </table:table-cell>
          <table:table-cell table:style-name="Tableau5.L14" office:value-type="string">
            <text:p text:style-name="P3">Ê </text:p>
          </table:table-cell>
          <table:table-cell table:style-name="Tableau5.M14" office:value-type="string">
            <text:p text:style-name="P3">Ë </text:p>
          </table:table-cell>
          <table:table-cell table:style-name="Tableau5.N14" office:value-type="string">
            <text:p text:style-name="P3">Ì </text:p>
          </table:table-cell>
          <table:table-cell table:style-name="Tableau5.O14" office:value-type="string">
            <text:p text:style-name="P3">Í </text:p>
          </table:table-cell>
          <table:table-cell table:style-name="Tableau5.P14" office:value-type="string">
            <text:p text:style-name="P3">Î </text:p>
          </table:table-cell>
          <table:table-cell table:style-name="Tableau5.Q14" office:value-type="string">
            <text:p text:style-name="P3">Ï</text:p>
          </table:table-cell>
        </table:table-row>
        <table:table-row table:style-name="Tableau5.1">
          <table:table-cell table:style-name="Tableau5.A2" office:value-type="string">
            <text:p text:style-name="P3">D</text:p>
          </table:table-cell>
          <table:table-cell table:style-name="Tableau5.B15" office:value-type="string">
            <text:p text:style-name="P3">Ð </text:p>
          </table:table-cell>
          <table:table-cell table:style-name="Tableau5.C15" office:value-type="string">
            <text:p text:style-name="P3">Ñ </text:p>
          </table:table-cell>
          <table:table-cell table:style-name="Tableau5.D15" office:value-type="string">
            <text:p text:style-name="P3">Ò </text:p>
          </table:table-cell>
          <table:table-cell table:style-name="Tableau5.E15" office:value-type="string">
            <text:p text:style-name="P3">Ó </text:p>
          </table:table-cell>
          <table:table-cell table:style-name="Tableau5.F15" office:value-type="string">
            <text:p text:style-name="P3">Ô </text:p>
          </table:table-cell>
          <table:table-cell table:style-name="Tableau5.G15" office:value-type="string">
            <text:p text:style-name="P3">Õ </text:p>
          </table:table-cell>
          <table:table-cell table:style-name="Tableau5.H15" office:value-type="string">
            <text:p text:style-name="P3">Ö </text:p>
          </table:table-cell>
          <table:table-cell table:style-name="Tableau5.I15" office:value-type="string">
            <text:p text:style-name="P3">× </text:p>
          </table:table-cell>
          <table:table-cell table:style-name="Tableau5.J15" office:value-type="string">
            <text:p text:style-name="P3">Ø </text:p>
          </table:table-cell>
          <table:table-cell table:style-name="Tableau5.K15" office:value-type="string">
            <text:p text:style-name="P3">Ù </text:p>
          </table:table-cell>
          <table:table-cell table:style-name="Tableau5.L15" office:value-type="string">
            <text:p text:style-name="P3">Ú </text:p>
          </table:table-cell>
          <table:table-cell table:style-name="Tableau5.M15" office:value-type="string">
            <text:p text:style-name="P3">Û </text:p>
          </table:table-cell>
          <table:table-cell table:style-name="Tableau5.N15" office:value-type="string">
            <text:p text:style-name="P3">Ü </text:p>
          </table:table-cell>
          <table:table-cell table:style-name="Tableau5.O15" office:value-type="string">
            <text:p text:style-name="P3">Ý </text:p>
          </table:table-cell>
          <table:table-cell table:style-name="Tableau5.P15" office:value-type="string">
            <text:p text:style-name="P3">Þ </text:p>
          </table:table-cell>
          <table:table-cell table:style-name="Tableau5.Q15" office:value-type="string">
            <text:p text:style-name="P3">ß</text:p>
          </table:table-cell>
        </table:table-row>
        <table:table-row table:style-name="Tableau5.1">
          <table:table-cell table:style-name="Tableau5.A2" office:value-type="string">
            <text:p text:style-name="P3">E</text:p>
          </table:table-cell>
          <table:table-cell table:style-name="Tableau5.B16" office:value-type="string">
            <text:p text:style-name="P3">à </text:p>
          </table:table-cell>
          <table:table-cell table:style-name="Tableau5.C16" office:value-type="string">
            <text:p text:style-name="P3">á </text:p>
          </table:table-cell>
          <table:table-cell table:style-name="Tableau5.D16" office:value-type="string">
            <text:p text:style-name="P3">â </text:p>
          </table:table-cell>
          <table:table-cell table:style-name="Tableau5.E16" office:value-type="string">
            <text:p text:style-name="P3">ã </text:p>
          </table:table-cell>
          <table:table-cell table:style-name="Tableau5.F16" office:value-type="string">
            <text:p text:style-name="P3">ä </text:p>
          </table:table-cell>
          <table:table-cell table:style-name="Tableau5.G16" office:value-type="string">
            <text:p text:style-name="P3">å </text:p>
          </table:table-cell>
          <table:table-cell table:style-name="Tableau5.H16" office:value-type="string">
            <text:p text:style-name="P3">æ </text:p>
          </table:table-cell>
          <table:table-cell table:style-name="Tableau5.I16" office:value-type="string">
            <text:p text:style-name="P3">ç </text:p>
          </table:table-cell>
          <table:table-cell table:style-name="Tableau5.J16" office:value-type="string">
            <text:p text:style-name="P3">è </text:p>
          </table:table-cell>
          <table:table-cell table:style-name="Tableau5.K16" office:value-type="string">
            <text:p text:style-name="P3">é </text:p>
          </table:table-cell>
          <table:table-cell table:style-name="Tableau5.L16" office:value-type="string">
            <text:p text:style-name="P3">ê </text:p>
          </table:table-cell>
          <table:table-cell table:style-name="Tableau5.M16" office:value-type="string">
            <text:p text:style-name="P3">ë </text:p>
          </table:table-cell>
          <table:table-cell table:style-name="Tableau5.N16" office:value-type="string">
            <text:p text:style-name="P3">ì </text:p>
          </table:table-cell>
          <table:table-cell table:style-name="Tableau5.O16" office:value-type="string">
            <text:p text:style-name="P3">í </text:p>
          </table:table-cell>
          <table:table-cell table:style-name="Tableau5.P16" office:value-type="string">
            <text:p text:style-name="P3">î </text:p>
          </table:table-cell>
          <table:table-cell table:style-name="Tableau5.Q16" office:value-type="string">
            <text:p text:style-name="P3">ï</text:p>
          </table:table-cell>
        </table:table-row>
        <table:table-row table:style-name="Tableau5.1">
          <table:table-cell table:style-name="Tableau5.A2" office:value-type="string">
            <text:p text:style-name="P3">F</text:p>
          </table:table-cell>
          <table:table-cell table:style-name="Tableau5.B17" office:value-type="string">
            <text:p text:style-name="P3">ð </text:p>
          </table:table-cell>
          <table:table-cell table:style-name="Tableau5.C17" office:value-type="string">
            <text:p text:style-name="P3">ñ </text:p>
          </table:table-cell>
          <table:table-cell table:style-name="Tableau5.D17" office:value-type="string">
            <text:p text:style-name="P3">ò </text:p>
          </table:table-cell>
          <table:table-cell table:style-name="Tableau5.E17" office:value-type="string">
            <text:p text:style-name="P3">ó </text:p>
          </table:table-cell>
          <table:table-cell table:style-name="Tableau5.F17" office:value-type="string">
            <text:p text:style-name="P3">ô </text:p>
          </table:table-cell>
          <table:table-cell table:style-name="Tableau5.G17" office:value-type="string">
            <text:p text:style-name="P3">õ </text:p>
          </table:table-cell>
          <table:table-cell table:style-name="Tableau5.H17" office:value-type="string">
            <text:p text:style-name="P3">ö </text:p>
          </table:table-cell>
          <table:table-cell table:style-name="Tableau5.I17" office:value-type="string">
            <text:p text:style-name="P3">÷ </text:p>
          </table:table-cell>
          <table:table-cell table:style-name="Tableau5.J17" office:value-type="string">
            <text:p text:style-name="P3">ø </text:p>
          </table:table-cell>
          <table:table-cell table:style-name="Tableau5.K17" office:value-type="string">
            <text:p text:style-name="P3">ù </text:p>
          </table:table-cell>
          <table:table-cell table:style-name="Tableau5.L17" office:value-type="string">
            <text:p text:style-name="P3">ú </text:p>
          </table:table-cell>
          <table:table-cell table:style-name="Tableau5.M17" office:value-type="string">
            <text:p text:style-name="P3">û </text:p>
          </table:table-cell>
          <table:table-cell table:style-name="Tableau5.N17" office:value-type="string">
            <text:p text:style-name="P3">ü </text:p>
          </table:table-cell>
          <table:table-cell table:style-name="Tableau5.O17" office:value-type="string">
            <text:p text:style-name="P3">ý </text:p>
          </table:table-cell>
          <table:table-cell table:style-name="Tableau5.P17" office:value-type="string">
            <text:p text:style-name="P3">þ </text:p>
          </table:table-cell>
          <table:table-cell table:style-name="Tableau5.Q17" office:value-type="string">
            <text:p text:style-name="P3">ÿ</text:p>
          </table:table-cell>
        </table:table-row>
      </table:table>
      <text:p text:style-name="P5"/>
      <text:p text:style-name="P23"><text:span text:style-name="T12">R</text:span>emarque<text:span text:style-name="T13">s</text:span> :</text:p>
      <text:list xml:id="list184421874232960" text:continue-list="list2791781786" text:style-name="tfPuce">
        <text:list-item>
          <text:p text:style-name="P37"><text:span text:style-name="T12">Cette nouvelle table</text:span> reprend intégralement la table <text:span text:style-name="T12">ASCII.</text:span></text:p>
        </text:list-item>
        <text:list-item>
          <text:p text:style-name="P37"><text:span text:style-name="T12">L</text:span>e fait d'ajouter un seul b<text:span text:style-name="T12">it</text:span> permet de doubler le nombre de caractères disponibles.</text:p>
        </text:list-item>
        <text:list-item>
          <text:p text:style-name="P37"><text:span text:style-name="T12">I</text:span>l y a toujours un écart de <text:span text:style-name="T12">0x</text:span>20 entre les majuscules et <text:span text:style-name="T17">les </text:span>minuscules accentuées.</text:p>
        </text:list-item>
        <text:list-item>
          <text:p text:style-name="P37"><text:span text:style-name="T12">I</text:span>l manque le caractère <text:span text:style-name="T12">€ </text:span>qui n'existait pas encore à l'époque.</text:p>
        </text:list-item>
      </text:list>
      <text:p text:style-name="Standard"/>
      <text:p text:style-name="P24">Exercice :</text:p>
      <text:p text:style-name="P28"><text:span text:style-name="T13">U</text:span>ne adresse mémoire de mon ordinateur contient 1110 <text:span text:style-name="T13">10</text:span>10.<text:line-break/>À quoi peut correspondre cette valeur dans les cas suivants :</text:p>
      <text:list xml:id="list184422448496133" text:continue-numbering="true" text:style-name="tfPuce">
        <text:list-item>
          <text:p text:style-name="P38">C'est un entier non signé ? <text:s/><draw:control text:anchor-type="as-char" draw:z-index="4" draw:name="Contrôle 5" draw:style-name="gr1" draw:text-style-name="P44" svg:width="2.899cm" svg:height="0.6cm" draw:control="control5"/></text:p>
        </text:list-item>
        <text:list-item>
          <text:p text:style-name="P38"><text:span text:style-name="T13">C</text:span>'est un entier signé sur 8 bits ? <text:s/><draw:control text:anchor-type="as-char" draw:z-index="5" draw:name="Contrôle 6" draw:style-name="gr1" draw:text-style-name="P44" svg:width="2.899cm" svg:height="0.6cm" draw:control="control6"/></text:p>
        </text:list-item>
        <text:list-item>
          <text:p text:style-name="P38"><text:span text:style-name="T13">C</text:span>'est un caractère encod<text:span text:style-name="T13">é</text:span> en latin-<text:span text:style-name="T13">1 ? <text:s/></text:span><text:span text:style-name="T13"><draw:control text:anchor-type="as-char" draw:z-index="6" draw:name="Contrôle 7" draw:style-name="gr1" draw:text-style-name="P44" svg:width="2.899cm" svg:height="0.6cm" draw:control="control7"/></text:span></text:p>
        </text:list-item>
      </text:list>
      <text:p text:style-name="P28"/>
      <text:list xml:id="list184422268256758" text:continue-list="list184422257604267" text:style-name="tfNum_20_I_29_">
        <text:list-item>
          <text:p text:style-name="P43"><text:span text:style-name="T13">L</text:span>a norme Unicode</text:p>
        </text:list-item>
      </text:list>
      <text:p text:style-name="P29"><text:span text:style-name="T14">L</text:span>a table ISO 8859-1 convenait bien pour les <text:span text:style-name="T15">a</text:span>méricains et <text:span text:style-name="T15">les </text:span>européen<text:span text:style-name="T15">s</text:span> de l'<text:span text:style-name="T15">o</text:span>uest mais ne permettait pas à une personne utilisant par exemple une version de Windows française de lire directement un texte grec ou russe.</text:p>
      <text:p text:style-name="P34">Avec l'avènement d'Internet et la possibilité d'atteindre en un clic des sites web écri<text:span text:style-name="T14">t</text:span>s dans d'autres alphabet<text:span text:style-name="T14">s</text:span>, une nouvelle norme <text:span text:style-name="T29">appelée « Unicode » </text:span>a donc été <text:span text:style-name="T30">créée</text:span> dès les années 90 <text:span text:style-name="T29">avec pour objectif de pouvoir encoder tous les alphabets et symboles connu</text:span><text:span text:style-name="T14">s</text:span>.</text:p>
      <text:p text:style-name="P32"><text:a xlink:type="simple" xlink:href="https://fr.wikipedia.org/wiki/Table_des_caractères_Unicode_(0000-0FFF)#Contrôles_C0_et_latin_de_base" text:style-name="Internet_20_link" text:visited-style-name="Visited_20_Internet_20_Link">Le début de la table Unicode sur Wikipedia</text:a></text:p>
      <text:p text:style-name="P25">Remarques :</text:p>
      <text:list xml:id="list184422456681472" text:continue-list="list184422448496133" text:style-name="tfPuce">
        <text:list-item>
          <text:p text:style-name="P39"><text:span text:style-name="T29">Dans la table Unicode, c</text:span>haque caractère a un numéro appelé « <text:span text:style-name="T14">point de c</text:span>ode » compris entre <text:span text:style-name="T14">0x</text:span>0 et <text:span text:style-name="T14">0x</text:span>10<text:span text:style-name="T14">FFFF,</text:span> soit plus d'un million de possibilités !</text:p>
        </text:list-item>
        <text:list-item>
          <text:p text:style-name="P41">Actuellement, environ 150000 caractères sont définis. Il y a donc encore beaucoup de place disponible pour de nouveaux caractères ou symboles.</text:p>
        </text:list-item>
        <text:list-item>
          <text:p text:style-name="P40">La table Unicode commence en reprenant intégralement la table latin-<text:span text:style-name="T14">1 </text:span><text:span text:style-name="T16">(qui elle même commence en reprenant la table ASCII).</text:span></text:p>
        </text:list-item>
        <text:list-item>
          <text:p text:style-name="P42">Python 3 utilise par défaut Unicode</text:p>
        </text:list-item>
        <text:list-item>
          <text:p text:style-name="P42">Les fonctions <text:span text:style-name="T10">chr()</text:span> et <text:span text:style-name="T10">ord()</text:span> de Python permettent d’obtenir le point de code d’un caractère Unicode et réciproquement.</text:p>
        </text:list-item>
      </text:list>
      <text:p text:style-name="P29"/>
      <text:p text:style-name="P26"><text:span text:style-name="T16">E</text:span>ncodage UTF-8 :</text:p>
      <text:p text:style-name="P30"><text:span text:style-name="T18">En latin-1 et ASCII, un caractère prend un octet en mémoire. En revanche, si</text:span> l'on choisit <text:span text:style-name="T16">d’en</text:span>coder <text:span text:style-name="T18">un</text:span> caractère Unicode par <text:span text:style-name="T18">son</text:span><text:span text:style-name="T16"> point de c</text:span>ode, <text:span text:style-name="T18">il prendra </text:span>3 octets <text:span text:style-name="T18">en mémoire !</text:span></text:p>
      <text:p text:style-name="P30"><text:span text:style-name="T16">O</text:span>n <text:span text:style-name="T16">préfère </text:span>donc <text:span text:style-name="T16">utiliser « l’UTF-</text:span>8 » qui est une astuce permettant de représenter <text:span text:style-name="T19">tous</text:span> les caractères Unicode en utilisant de 1 à 4 octets selon les caractères <text:span text:style-name="T16">(</text:span>un octet pour <text:span text:style-name="T20">le début de la table, c’est à dire pour les caractèr</text:span>es les plus utilisés et j<text:span text:style-name="T20">usqu’à </text:span>4 octets pour <text:span text:style-name="T20">la fin de la table, c’est à dire </text:span>les caractères les moins utilisés<text:span text:style-name="T16">).</text:span></text:p>
      <text:p text:style-name="P31">Pour encoder un caractère en UTF8, on regarde <text:span text:style-name="T20">donc </text:span>combien de bits sont nécessaires pour convertir son point de code en binaire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Nombre de bits</text:p>
          </table:table-cell>
          <table:table-cell table:style-name="Tableau1.B1" office:value-type="string">
            <text:p text:style-name="P13">Codage en UTF8</text:p>
          </table:table-cell>
        </table:table-row>
        <table:table-row>
          <table:table-cell table:style-name="Tableau1.A2" office:value-type="string">
            <text:p text:style-name="P12"><text:span text:style-name="T21">0</text:span><text:span text:style-name="T24"> </text:span><text:span text:style-name="T26">→</text:span><text:span text:style-name="T24"> </text:span>7</text:p>
          </table:table-cell>
          <table:table-cell table:style-name="Tableau1.B2" office:value-type="string">
            <text:p text:style-name="P10"><text:span text:style-name="T3">0</text:span>XXX XXXX</text:p>
          </table:table-cell>
        </table:table-row>
        <table:table-row>
          <table:table-cell table:style-name="Tableau1.A2" office:value-type="string">
            <text:p text:style-name="P12"><text:span text:style-name="T21">8</text:span><text:span text:style-name="T24"> </text:span><text:span text:style-name="T26">→</text:span><text:span text:style-name="T24"> </text:span>11</text:p>
          </table:table-cell>
          <table:table-cell table:style-name="Tableau1.B2" office:value-type="string">
            <text:p text:style-name="P10"><text:span text:style-name="T3">110</text:span>X XXXX<text:span text:style-name="T22"> </text:span><text:span text:style-name="T23">−</text:span><text:span text:style-name="T22"> </text:span><text:span text:style-name="T3">10</text:span>XX XXXX</text:p>
          </table:table-cell>
        </table:table-row>
        <table:table-row>
          <table:table-cell table:style-name="Tableau1.A2" office:value-type="string">
            <text:p text:style-name="P12"><text:span text:style-name="T21">12</text:span><text:span text:style-name="T24"> </text:span><text:span text:style-name="T26">→</text:span><text:span text:style-name="T24"> </text:span>16</text:p>
          </table:table-cell>
          <table:table-cell table:style-name="Tableau1.B2" office:value-type="string">
            <text:p text:style-name="P10"><text:span text:style-name="T3">1110</text:span> XXXX<text:span text:style-name="T22"> </text:span><text:span text:style-name="T23">−</text:span><text:span text:style-name="T22"> </text:span><text:span text:style-name="T3">10</text:span>XX XXXX<text:span text:style-name="T22"> </text:span><text:span text:style-name="T23">−</text:span><text:span text:style-name="T22"> </text:span><text:span text:style-name="T3">10</text:span>XX XXXX</text:p>
          </table:table-cell>
        </table:table-row>
        <table:table-row>
          <table:table-cell table:style-name="Tableau1.A2" office:value-type="string">
            <text:p text:style-name="P12"><text:span text:style-name="T21">17</text:span><text:span text:style-name="T24"> </text:span><text:span text:style-name="T26">→</text:span><text:span text:style-name="T24"> </text:span>21</text:p>
          </table:table-cell>
          <table:table-cell table:style-name="Tableau1.B2" office:value-type="string">
            <text:p text:style-name="P10"><text:span text:style-name="T3">1111 0</text:span>XXX<text:span text:style-name="T22"> </text:span><text:span text:style-name="T23">−</text:span><text:span text:style-name="T22"> </text:span><text:span text:style-name="T3">10</text:span>XX XXXX<text:span text:style-name="T22"> </text:span><text:span text:style-name="T23">−</text:span><text:span text:style-name="T22"> </text:span><text:span text:style-name="T3">10</text:span>XX XXXX<text:span text:style-name="T22"> </text:span><text:span text:style-name="T23">−</text:span><text:span text:style-name="T22"> </text:span><text:span text:style-name="T3">10</text:span>XX XXXX</text:p>
          </table:table-cell>
        </table:table-row>
      </table:table>
      <text:p text:style-name="Text_20_body"/>
      <text:p text:style-name="P31">Exemples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">Caractère</text:p>
          </table:table-cell>
          <table:table-cell table:style-name="Tableau2.A1" office:value-type="string">
            <text:p text:style-name="P1">Point de code : <text:s/><text:span text:style-name="T25">hex </text:span><text:span text:style-name="T26">→</text:span><text:span text:style-name="T25"> bin</text:span></text:p>
          </table:table-cell>
          <table:table-cell table:style-name="Tableau2.A1" office:value-type="string">
            <text:p text:style-name="P1"><text:span text:style-name="T28">#b</text:span>its</text:p>
          </table:table-cell>
          <table:table-cell table:style-name="Tableau2.D1" office:value-type="string">
            <text:p text:style-name="P7">Codage UTF8</text:p>
          </table:table-cell>
        </table:table-row>
        <table:table-row table:style-name="Tableau2.1">
          <table:table-cell table:style-name="Tableau2.A2" office:value-type="string">
            <text:p text:style-name="P1">A</text:p>
          </table:table-cell>
          <table:table-cell table:style-name="Tableau2.A2" office:value-type="string">
            <text:p text:style-name="P9">41<text:span text:style-name="T25"> </text:span><text:span text:style-name="T26">→</text:span><text:span text:style-name="T25"> </text:span>0<text:span text:style-name="T27">100 0001</text:span></text:p>
          </table:table-cell>
          <table:table-cell table:style-name="Tableau2.A2" office:value-type="string">
            <text:p text:style-name="P1">7</text:p>
          </table:table-cell>
          <table:table-cell table:style-name="Tableau2.D2" office:value-type="string">
            <text:p text:style-name="P8"><text:span text:style-name="T3">0</text:span><text:span text:style-name="T27">100 0001</text:span></text:p>
          </table:table-cell>
        </table:table-row>
        <table:table-row table:style-name="Tableau2.1">
          <table:table-cell table:style-name="Tableau2.A2" office:value-type="string">
            <text:p text:style-name="P1">à</text:p>
          </table:table-cell>
          <table:table-cell table:style-name="Tableau2.A2" office:value-type="string">
            <text:p text:style-name="P9">E0<text:span text:style-name="T25"> </text:span><text:span text:style-name="T26">→</text:span><text:span text:style-name="T25"> </text:span><text:span text:style-name="T27">1110 0000</text:span> </text:p>
          </table:table-cell>
          <table:table-cell table:style-name="Tableau2.A2" office:value-type="string">
            <text:p text:style-name="P1">8</text:p>
          </table:table-cell>
          <table:table-cell table:style-name="Tableau2.D2" office:value-type="string">
            <text:p text:style-name="P8"><text:span text:style-name="T3">110</text:span>0 00<text:span text:style-name="T27">11</text:span> <text:span text:style-name="T4">10</text:span><text:span text:style-name="T27">10 0000</text:span></text:p>
          </table:table-cell>
        </table:table-row>
        <table:table-row table:style-name="Tableau2.1">
          <table:table-cell table:style-name="Tableau2.A2" office:value-type="string">
            <text:p text:style-name="P1">‰</text:p>
          </table:table-cell>
          <table:table-cell table:style-name="Tableau2.A2" office:value-type="string">
            <text:p text:style-name="P9">2030<text:span text:style-name="T25"> </text:span><text:span text:style-name="T26">→</text:span><text:span text:style-name="T25"> </text:span>00<text:span text:style-name="T27">10 0000 0011 0000</text:span></text:p>
          </table:table-cell>
          <table:table-cell table:style-name="Tableau2.A2" office:value-type="string">
            <text:p text:style-name="P1">14</text:p>
          </table:table-cell>
          <table:table-cell table:style-name="Tableau2.D2" office:value-type="string">
            <text:p text:style-name="P8"><text:span text:style-name="T3">1110</text:span> 00<text:span text:style-name="T27">10</text:span> <text:span text:style-name="T3">10</text:span><text:span text:style-name="T27">00 0000</text:span> <text:span text:style-name="T3">10</text:span><text:span text:style-name="T27">11 0000</text:span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Norma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4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Arial4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style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3-11-09T18:44:20.390128082</dc:date>
    <meta:editing-duration>PT14H42M25S</meta:editing-duration>
    <meta:editing-cycles>136</meta:editing-cycles>
    <meta:document-statistic meta:table-count="5" meta:image-count="0" meta:object-count="0" meta:page-count="3" meta:paragraph-count="523" meta:word-count="1257" meta:character-count="5344" meta:non-whitespace-character-count="4529"/>
  </office:meta>
</office:document-meta>
</file>